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aco" svg:font-family="Monaco, Consolas, 'Bitstream Vera Sans Mono', 'Courier New', Courier, monospac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egrita" style:font-family-generic="swiss" style:font-pitch="variable"/>
    <style:font-face style:name="Liberation Sans"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loque_20_de_20_Código">
      <style:text-properties style:font-name="Liberation Mono" fo:font-size="10pt" fo:font-style="normal" style:font-size-asian="10pt" style:font-style-asian="normal" style:font-size-complex="10pt" style:font-style-complex="normal"/>
    </style:style>
    <style:style style:name="P2" style:family="paragraph" style:parent-style-name="Bloque_20_de_20_Código">
      <style:text-properties style:font-name="Liberation Mono" fo:font-size="10pt" fo:font-style="normal" officeooo:paragraph-rsid="0046807b" style:font-size-asian="10pt" style:font-style-asian="normal" style:font-size-complex="10pt" style:font-style-complex="normal"/>
    </style:style>
    <style:style style:name="P3" style:family="paragraph" style:parent-style-name="Bloque_20_de_20_Código">
      <style:text-properties style:use-window-font-color="true" fo:font-size="10pt" fo:font-style="normal" style:font-size-asian="10pt" style:font-style-asian="normal" style:font-size-complex="10pt" style:font-style-complex="normal"/>
    </style:style>
    <style:style style:name="P4" style:family="paragraph" style:parent-style-name="Bloque_20_de_20_Código">
      <style:text-properties style:use-window-font-color="true" style:font-name="Liberation Mono" fo:font-size="10pt" fo:font-style="normal" style:font-size-asian="10pt" style:font-style-asian="normal" style:font-size-complex="10pt" style:font-style-complex="normal"/>
    </style:style>
    <style:style style:name="P5" style:family="paragraph" style:parent-style-name="Bloque_20_de_20_Código">
      <style:text-properties style:use-window-font-color="true" style:font-name="Liberation Mono" fo:font-size="10pt" fo:font-style="normal" officeooo:paragraph-rsid="005380f9" style:font-size-asian="10pt" style:font-style-asian="normal" style:font-size-complex="10pt" style:font-style-complex="normal"/>
    </style:style>
    <style:style style:name="P6" style:family="paragraph" style:parent-style-name="Bloque_20_de_20_Código">
      <style:text-properties style:use-window-font-color="true" style:font-name="Liberation Mono" fo:font-size="10pt" fo:font-style="normal" fo:font-weight="normal" officeooo:paragraph-rsid="005380f9" style:font-size-asian="10pt" style:font-style-asian="normal" style:font-size-complex="10pt" style:font-style-complex="normal"/>
    </style:style>
    <style:style style:name="P7" style:family="paragraph" style:parent-style-name="Bloque_20_de_20_Código">
      <style:text-properties officeooo:paragraph-rsid="0049da9d"/>
    </style:style>
    <style:style style:name="P8" style:family="paragraph" style:parent-style-name="Bloque_20_de_20_Código">
      <style:text-properties officeooo:paragraph-rsid="004cc9d2"/>
    </style:style>
    <style:style style:name="P9" style:family="paragraph" style:parent-style-name="Bloque_20_de_20_Código">
      <style:text-properties officeooo:paragraph-rsid="004e8e15"/>
    </style:style>
    <style:style style:name="P10" style:family="paragraph" style:parent-style-name="Bloque_20_de_20_Código">
      <style:text-properties officeooo:paragraph-rsid="003fed06"/>
    </style:style>
    <style:style style:name="P11" style:family="paragraph" style:parent-style-name="Bloque_20_de_20_Código">
      <style:text-properties officeooo:paragraph-rsid="00bd1bc3"/>
    </style:style>
    <style:style style:name="P12" style:family="paragraph" style:parent-style-name="Bloque_20_de_20_Código">
      <style:text-properties officeooo:paragraph-rsid="00bfe96d"/>
    </style:style>
    <style:style style:name="P13" style:family="paragraph" style:parent-style-name="Bloque_20_de_20_Código">
      <style:text-properties officeooo:paragraph-rsid="0043b26d"/>
    </style:style>
    <style:style style:name="P14" style:family="paragraph" style:parent-style-name="Bloque_20_de_20_Código">
      <style:text-properties officeooo:paragraph-rsid="005380f9"/>
    </style:style>
    <style:style style:name="P15" style:family="paragraph" style:parent-style-name="Bloque_20_de_20_Código">
      <style:text-properties officeooo:paragraph-rsid="004831d9"/>
    </style:style>
    <style:style style:name="P16" style:family="paragraph" style:parent-style-name="Bloque_20_de_20_Código">
      <style:text-properties officeooo:paragraph-rsid="00486fe4"/>
    </style:style>
    <style:style style:name="P17" style:family="paragraph" style:parent-style-name="Bloque_20_de_20_Código">
      <style:text-properties officeooo:paragraph-rsid="00cb04eb"/>
    </style:style>
    <style:style style:name="P18" style:family="paragraph" style:parent-style-name="Bloque_20_de_20_Código">
      <style:text-properties officeooo:paragraph-rsid="00cd6ae0"/>
    </style:style>
    <style:style style:name="P19" style:family="paragraph" style:parent-style-name="Bloque_20_de_20_Código">
      <style:text-properties officeooo:rsid="0043e143" officeooo:paragraph-rsid="00cd6ae0"/>
    </style:style>
    <style:style style:name="P20" style:family="paragraph" style:parent-style-name="Bloque_20_de_20_Código">
      <style:text-properties officeooo:rsid="0046807b" officeooo:paragraph-rsid="00cd6ae0"/>
    </style:style>
    <style:style style:name="P21" style:family="paragraph" style:parent-style-name="Bloque_20_de_20_Código">
      <style:text-properties officeooo:paragraph-rsid="00d4c564"/>
    </style:style>
    <style:style style:name="P22" style:family="paragraph" style:parent-style-name="Bloque_20_de_20_Código">
      <style:text-properties officeooo:paragraph-rsid="00d509d9"/>
    </style:style>
    <style:style style:name="P23" style:family="paragraph" style:parent-style-name="Heading_20_1">
      <style:paragraph-properties fo:break-before="page"/>
      <style:text-properties style:font-name="Liberation Sans1"/>
    </style:style>
    <style:style style:name="P24" style:family="paragraph" style:parent-style-name="Heading_20_1">
      <style:paragraph-properties fo:break-before="page"/>
      <style:text-properties style:font-name="Liberation Sans1" fo:font-size="24pt" fo:font-weight="bold" style:font-size-asian="24pt" style:font-weight-asian="bold" style:font-size-complex="24pt" style:font-weight-complex="bold"/>
    </style:style>
    <style:style style:name="P25" style:family="paragraph" style:parent-style-name="Text_20_body">
      <style:paragraph-properties fo:margin-left="0cm" fo:margin-right="0cm" fo:margin-top="0cm" fo:margin-bottom="0cm" loext:contextual-spacing="false" style:line-height-at-least="0.397cm" fo:text-align="start" style:justify-single-word="false" fo:orphans="2" fo:widows="2" fo:text-indent="0cm" style:auto-text-indent="false" fo:padding="0cm" fo:border="none"/>
      <style:text-properties fo:font-variant="normal" fo:text-transform="none" fo:color="#333333" style:font-name="Liberation Sans1" fo:font-size="10.5pt" fo:letter-spacing="normal" fo:font-style="normal" fo:font-weight="normal" officeooo:paragraph-rsid="0029ae38" loext:padding="0cm" loext:border="none"/>
    </style:style>
    <style:style style:name="P26" style:family="paragraph" style:parent-style-name="Text_20_body" style:master-page-name="">
      <style:paragraph-properties fo:margin-top="0.101cm" fo:margin-bottom="0.25cm" loext:contextual-spacing="false" fo:line-height="115%" style:page-number="auto"/>
      <style:text-properties fo:color="#333333" style:font-name="Liberation Sans1"/>
    </style:style>
    <style:style style:name="P27" style:family="paragraph" style:parent-style-name="Text_20_body" style:master-page-name="">
      <style:paragraph-properties fo:margin-top="0.101cm" fo:margin-bottom="0.25cm" loext:contextual-spacing="false" fo:line-height="115%" style:page-number="auto"/>
    </style:style>
    <style:style style:name="P28" style:family="paragraph" style:parent-style-name="Bloque_20_de_20_Código">
      <style:paragraph-properties fo:margin-top="0.101cm" fo:margin-bottom="0.25cm" loext:contextual-spacing="false" fo:line-height="115%"/>
      <style:text-properties officeooo:paragraph-rsid="00cd6ae0"/>
    </style:style>
    <style:style style:name="P29" style:family="paragraph" style:parent-style-name="Text_20_body">
      <style:text-properties officeooo:paragraph-rsid="00ba826a"/>
    </style:style>
    <style:style style:name="P30" style:family="paragraph" style:parent-style-name="Text_20_body">
      <style:text-properties officeooo:rsid="00cb04eb" officeooo:paragraph-rsid="00cb04eb"/>
    </style:style>
    <style:style style:name="P31" style:family="paragraph" style:parent-style-name="Text_20_body">
      <style:text-properties officeooo:paragraph-rsid="00cd6ae0"/>
    </style:style>
    <style:style style:name="P32" style:family="paragraph" style:parent-style-name="Text_20_body">
      <style:text-properties officeooo:paragraph-rsid="00d485c3"/>
    </style:style>
    <style:style style:name="P33" style:family="paragraph" style:parent-style-name="Standard">
      <style:text-properties officeooo:paragraph-rsid="00cbf5ac"/>
    </style:style>
    <style:style style:name="P34" style:family="paragraph" style:parent-style-name="Standard">
      <style:text-properties fo:font-variant="normal" fo:text-transform="none" fo:color="#333333" fo:font-size="12pt" fo:letter-spacing="normal" fo:font-style="normal" fo:font-weight="normal" officeooo:rsid="003d0905" officeooo:paragraph-rsid="00cbf5ac" style:font-size-asian="12pt" style:font-size-complex="12pt" loext:padding="0cm" loext:border="none"/>
    </style:style>
    <style:style style:name="P35" style:family="paragraph" style:parent-style-name="Text_20_body" style:master-page-name="">
      <style:paragraph-properties style:page-number="auto"/>
      <style:text-properties officeooo:paragraph-rsid="00cd6ae0"/>
    </style:style>
    <style:style style:name="P36" style:family="paragraph" style:parent-style-name="Bloque_20_de_20_Código">
      <style:text-properties officeooo:paragraph-rsid="00d76ac7"/>
    </style:style>
    <style:style style:name="P37" style:family="paragraph" style:parent-style-name="Bloque_20_de_20_Código">
      <style:text-properties officeooo:paragraph-rsid="00d91336"/>
    </style:style>
    <style:style style:name="P38" style:family="paragraph" style:parent-style-name="Bloque_20_de_20_Código">
      <style:text-properties officeooo:paragraph-rsid="00da4a1c"/>
    </style:style>
    <style:style style:name="P39" style:family="paragraph" style:parent-style-name="Bloque_20_de_20_Código">
      <style:text-properties officeooo:paragraph-rsid="00dbe17f"/>
    </style:style>
    <style:style style:name="P40" style:family="paragraph" style:parent-style-name="Bloque_20_de_20_Código">
      <style:text-properties officeooo:paragraph-rsid="00dce0d2"/>
    </style:style>
    <style:style style:name="P41" style:family="paragraph" style:parent-style-name="Bloque_20_de_20_Código">
      <style:text-properties officeooo:paragraph-rsid="00de6d5c"/>
    </style:style>
    <style:style style:name="P42" style:family="paragraph" style:parent-style-name="Bloque_20_de_20_Código">
      <style:text-properties officeooo:paragraph-rsid="00dfb7ed"/>
    </style:style>
    <style:style style:name="P43" style:family="paragraph" style:parent-style-name="Heading_20_2">
      <style:text-properties officeooo:paragraph-rsid="0043e143"/>
    </style:style>
    <style:style style:name="P44" style:family="paragraph" style:parent-style-name="Heading_20_2">
      <style:text-properties officeooo:paragraph-rsid="00cd6ae0"/>
    </style:style>
    <style:style style:name="P45" style:family="paragraph" style:parent-style-name="Heading_20_2">
      <style:text-properties style:font-name="Liberation Sans1"/>
    </style:style>
    <style:style style:name="P46" style:family="paragraph" style:parent-style-name="Heading_20_2">
      <style:text-properties style:font-name="Liberation Sans1" fo:font-size="16.1000003814697pt" fo:font-weight="bold" officeooo:rsid="0029ae38" officeooo:paragraph-rsid="0029ae38" style:font-name-asian="Noto Sans CJK SC" style:font-size-asian="16.1000003814697pt" style:font-weight-asian="bold" style:font-name-complex="Lohit Devanagari" style:font-size-complex="16.1000003814697pt" style:font-weight-complex="bold"/>
    </style:style>
    <style:style style:name="P47" style:family="paragraph" style:parent-style-name="Heading_20_2">
      <style:text-properties style:font-name="Liberation Sans1" fo:font-size="16.1000003814697pt" fo:font-weight="bold" officeooo:rsid="002bd1c9" officeooo:paragraph-rsid="002bd1c9" style:font-name-asian="Noto Sans CJK SC" style:font-size-asian="16.1000003814697pt" style:font-weight-asian="bold" style:font-name-complex="Lohit Devanagari" style:font-size-complex="16.1000003814697pt" style:font-weight-complex="bold"/>
    </style:style>
    <style:style style:name="P48" style:family="paragraph" style:parent-style-name="Heading_20_2">
      <style:text-properties officeooo:paragraph-rsid="00dbe17f"/>
    </style:style>
    <style:style style:name="P49" style:family="paragraph" style:parent-style-name="Text_20_body">
      <style:text-properties officeooo:rsid="00cb04eb" officeooo:paragraph-rsid="00d91336"/>
    </style:style>
    <style:style style:name="P50" style:family="paragraph" style:parent-style-name="Text_20_body">
      <style:text-properties officeooo:paragraph-rsid="00d91336"/>
    </style:style>
    <style:style style:name="P51" style:family="paragraph" style:parent-style-name="Text_20_body">
      <style:text-properties officeooo:paragraph-rsid="00da4a1c"/>
    </style:style>
    <style:style style:name="P52" style:family="paragraph" style:parent-style-name="Text_20_body">
      <style:text-properties officeooo:paragraph-rsid="00dbe17f"/>
    </style:style>
    <style:style style:name="P53" style:family="paragraph" style:parent-style-name="Text_20_body">
      <style:text-properties officeooo:paragraph-rsid="00e3f260"/>
    </style:style>
    <style:style style:name="P54" style:family="paragraph" style:parent-style-name="Text_20_body">
      <style:text-properties officeooo:paragraph-rsid="00e40f22"/>
    </style:style>
    <style:style style:name="P55" style:family="paragraph" style:parent-style-name="Text_20_body" style:list-style-name="L1">
      <style:paragraph-properties fo:margin-top="0cm" fo:margin-bottom="0cm" loext:contextual-spacing="false" fo:orphans="2" fo:widows="2"/>
      <style:text-properties fo:font-variant="normal" fo:text-transform="none" fo:color="#333333" style:font-name="Liberation Sans1" fo:font-size="12pt" fo:letter-spacing="normal" fo:font-style="normal" fo:font-weight="normal" style:font-size-asian="12pt" style:font-size-complex="12pt" loext:padding="0cm" loext:border="none"/>
    </style:style>
    <style:style style:name="P56" style:family="paragraph" style:parent-style-name="Text_20_body" style:master-page-name="">
      <style:paragraph-properties style:page-number="auto"/>
    </style:style>
    <style:style style:name="T1" style:family="text">
      <style:text-properties fo:color="#5d6769" fo:font-style="normal" fo:font-weight="normal"/>
    </style:style>
    <style:style style:name="T2" style:family="text">
      <style:text-properties fo:color="#5d6769" fo:font-style="normal" fo:font-weight="normal" officeooo:rsid="003d0905"/>
    </style:style>
    <style:style style:name="T3" style:family="text">
      <style:text-properties fo:color="#5d6769" fo:font-style="normal" fo:font-weight="normal" officeooo:rsid="00c7000d"/>
    </style:style>
    <style:style style:name="T4" style:family="text">
      <style:text-properties fo:font-weight="bold"/>
    </style:style>
    <style:style style:name="T5" style:family="text">
      <style:text-properties officeooo:rsid="00129db0"/>
    </style:style>
    <style:style style:name="T6" style:family="text">
      <style:text-properties fo:color="#333333" fo:font-size="10.5pt" fo:letter-spacing="normal" fo:font-style="italic" fo:font-weight="normal" loext:padding="0cm" loext:border="none"/>
    </style:style>
    <style:style style:name="T7" style:family="text">
      <style:text-properties fo:color="#333333" fo:font-size="10.5pt" fo:letter-spacing="normal" fo:font-style="italic" fo:font-weight="normal" officeooo:rsid="0029ae38" style:font-name-asian="Noto Sans Mono CJK SC" style:font-size-asian="10pt" style:font-name-complex="Liberation Mono" style:font-size-complex="10pt" loext:padding="0cm" loext:border="none"/>
    </style:style>
    <style:style style:name="T8" style:family="text">
      <style:text-properties fo:color="#333333" fo:font-size="10.5pt" fo:letter-spacing="normal" fo:font-style="italic" fo:font-weight="normal" officeooo:rsid="0029ae38" loext:padding="0cm" loext:border="none"/>
    </style:style>
    <style:style style:name="T9" style:family="text">
      <style:text-properties fo:color="#333333" style:font-name="Liberation Sans1"/>
    </style:style>
    <style:style style:name="T10" style:family="text">
      <style:text-properties fo:color="#333333" style:font-name="Liberation Sans1" officeooo:rsid="0046807b"/>
    </style:style>
    <style:style style:name="T11" style:family="text">
      <style:text-properties fo:color="#333333" style:font-name="Liberation Sans1" fo:font-size="12pt" officeooo:rsid="0046807b" style:font-size-asian="12pt" style:font-size-complex="12pt"/>
    </style:style>
    <style:style style:name="T12" style:family="text">
      <style:text-properties fo:color="#333333" style:font-name="Liberation Sans1" fo:font-size="12pt" officeooo:rsid="00d296d3" style:font-size-asian="12pt" style:font-size-complex="12pt"/>
    </style:style>
    <style:style style:name="T13" style:family="text">
      <style:text-properties fo:color="#333333" style:font-name="Liberation Sans1" fo:font-size="10.5pt" fo:letter-spacing="normal" fo:font-style="italic" fo:font-weight="normal" officeooo:rsid="0029ae38" loext:padding="0cm" loext:border="none"/>
    </style:style>
    <style:style style:name="T14" style:family="text">
      <style:text-properties fo:color="#333333" style:font-name="Liberation Sans1" fo:font-size="10.5pt" fo:letter-spacing="normal" fo:font-style="italic" fo:font-weight="normal" loext:padding="0cm" loext:border="none"/>
    </style:style>
    <style:style style:name="T15" style:family="text">
      <style:text-properties fo:color="#333333" style:font-name="Liberation Sans1" fo:font-size="10.5pt" fo:letter-spacing="normal" fo:font-style="italic" fo:font-weight="normal" officeooo:rsid="00c2acb4" style:font-name-asian="Noto Sans Mono CJK SC" style:font-size-asian="10pt" style:font-name-complex="Liberation Mono" style:font-size-complex="10pt" loext:padding="0cm" loext:border="none"/>
    </style:style>
    <style:style style:name="T16" style:family="text">
      <style:text-properties fo:color="#333333" style:font-name="Liberation Sans1" fo:font-size="10.5pt" fo:letter-spacing="normal" fo:font-style="italic" fo:font-weight="normal" officeooo:rsid="00c3693c" style:font-name-asian="Noto Sans Mono CJK SC" style:font-size-asian="10pt" style:font-name-complex="Liberation Mono" style:font-size-complex="10pt" loext:padding="0cm" loext:border="none"/>
    </style:style>
    <style:style style:name="T17" style:family="text">
      <style:text-properties fo:color="#333333" style:font-name="Liberation Sans1" fo:font-size="10.5pt" fo:letter-spacing="normal" fo:font-style="italic" fo:font-weight="normal" officeooo:rsid="001c2d1d" loext:padding="0cm" loext:border="none"/>
    </style:style>
    <style:style style:name="T18" style:family="text">
      <style:text-properties fo:color="#333333" style:font-name="Liberation Sans1" fo:font-size="10.5pt" fo:letter-spacing="normal" fo:font-style="italic" fo:font-weight="normal" officeooo:rsid="0037a1ae" loext:padding="0cm" loext:border="none"/>
    </style:style>
    <style:style style:name="T19" style:family="text">
      <style:text-properties fo:color="#333333" style:font-name="Liberation Sans1" officeooo:rsid="00ced9e7"/>
    </style:style>
    <style:style style:name="T20" style:family="text">
      <style:text-properties fo:color="#333333" style:font-name="Liberation Sans1" officeooo:rsid="00d296d3"/>
    </style:style>
    <style:style style:name="T21" style:family="text">
      <style:text-properties fo:color="#333333" style:font-name="Liberation Sans1" officeooo:rsid="00d7ac98"/>
    </style:style>
    <style:style style:name="T22" style:family="text">
      <style:text-properties fo:color="#333333" fo:letter-spacing="normal" fo:font-weight="normal" officeooo:rsid="0024ab40" loext:padding="0cm" loext:border="none"/>
    </style:style>
    <style:style style:name="T23" style:family="text">
      <style:text-properties fo:color="#333333" fo:letter-spacing="normal" fo:font-weight="normal" loext:padding="0cm" loext:border="none"/>
    </style:style>
    <style:style style:name="T24" style:family="text">
      <style:text-properties fo:color="#333333" fo:letter-spacing="normal" fo:font-weight="normal" officeooo:rsid="00bd1bc3" style:font-name-asian="Noto Sans Mono CJK SC" style:font-name-complex="Liberation Mono" loext:padding="0cm" loext:border="none"/>
    </style:style>
    <style:style style:name="T25" style:family="text">
      <style:text-properties fo:color="#333333" fo:letter-spacing="normal" fo:font-weight="normal" officeooo:rsid="00c7c13e" style:font-name-asian="Noto Sans Mono CJK SC" style:font-name-complex="Liberation Mono" loext:padding="0cm" loext:border="none"/>
    </style:style>
    <style:style style:name="T26" style:family="text">
      <style:text-properties fo:color="#333333" fo:letter-spacing="normal" fo:font-weight="normal" officeooo:rsid="0046807b" loext:padding="0cm" loext:border="none"/>
    </style:style>
    <style:style style:name="T27" style:family="text">
      <style:text-properties fo:color="#333333" style:font-name="Liberation Sans"/>
    </style:style>
    <style:style style:name="T28" style:family="text">
      <style:text-properties fo:color="#333333" style:font-name="Liberation Sans" fo:font-size="12pt" officeooo:rsid="004edba1" style:font-size-asian="12pt" style:font-size-complex="12pt"/>
    </style:style>
    <style:style style:name="T29" style:family="text">
      <style:text-properties fo:color="#333333" style:font-name="Liberation Sans" fo:font-size="12pt" officeooo:rsid="00bd1bc3" style:font-size-asian="12pt" style:font-size-complex="12pt"/>
    </style:style>
    <style:style style:name="T30" style:family="text">
      <style:text-properties fo:color="#333333" style:font-name="Liberation Sans" fo:font-size="12pt" officeooo:rsid="00d5770e" style:font-size-asian="12pt" style:font-size-complex="12pt"/>
    </style:style>
    <style:style style:name="T31" style:family="text">
      <style:text-properties fo:color="#333333" style:font-name="Liberation Sans" officeooo:rsid="00bd1bc3"/>
    </style:style>
    <style:style style:name="T32" style:family="text">
      <style:text-properties fo:color="#333333" style:font-name="Liberation Sans" officeooo:rsid="00c3693c"/>
    </style:style>
    <style:style style:name="T33" style:family="text">
      <style:text-properties fo:color="#333333" style:font-name="Liberation Sans" officeooo:rsid="00d5770e"/>
    </style:style>
    <style:style style:name="T34" style:family="text">
      <style:text-properties fo:font-variant="normal" fo:text-transform="none" fo:color="#5d6769" fo:letter-spacing="normal" fo:font-style="normal" fo:font-weight="normal" officeooo:rsid="0024a204" loext:padding="0cm" loext:border="none"/>
    </style:style>
    <style:style style:name="T35" style:family="text">
      <style:text-properties fo:font-variant="normal" fo:text-transform="none" fo:color="#5d6769" fo:letter-spacing="normal" fo:font-style="normal" fo:font-weight="normal" loext:padding="0cm" loext:border="none"/>
    </style:style>
    <style:style style:name="T36" style:family="text">
      <style:text-properties fo:font-variant="normal" fo:text-transform="none" fo:color="#5d6769" fo:letter-spacing="normal" fo:font-style="normal" fo:font-weight="normal" officeooo:rsid="003d0905" loext:padding="0cm" loext:border="none"/>
    </style:style>
    <style:style style:name="T37" style:family="text">
      <style:text-properties fo:font-variant="normal" fo:text-transform="none" fo:color="#5d6769" fo:letter-spacing="normal" fo:font-style="normal" fo:font-weight="normal" officeooo:rsid="00bd1bc3" loext:padding="0cm" loext:border="none"/>
    </style:style>
    <style:style style:name="T38" style:family="text">
      <style:text-properties fo:font-variant="normal" fo:text-transform="none" fo:color="#5d6769" style:font-name="Liberation Sans" fo:letter-spacing="normal" fo:font-style="normal" fo:font-weight="normal" officeooo:rsid="00cbf5ac" loext:padding="0cm" loext:border="none"/>
    </style:style>
    <style:style style:name="T39" style:family="text">
      <style:text-properties fo:font-variant="normal" fo:text-transform="none" fo:color="#5d6769" style:font-name="Liberation Sans" fo:letter-spacing="normal" fo:font-style="normal" fo:font-weight="normal" officeooo:rsid="00e7b815" loext:padding="0cm" loext:border="none"/>
    </style:style>
    <style:style style:name="T40" style:family="text">
      <style:text-properties fo:font-variant="normal" fo:text-transform="none" fo:color="#333333" fo:letter-spacing="normal" fo:font-style="normal" officeooo:rsid="002f5acf" loext:padding="0cm" loext:border="none"/>
    </style:style>
    <style:style style:name="T41" style:family="text">
      <style:text-properties fo:font-variant="normal" fo:text-transform="none" fo:color="#333333" fo:letter-spacing="normal" fo:font-style="normal" loext:padding="0cm" loext:border="none"/>
    </style:style>
    <style:style style:name="T42" style:family="text">
      <style:text-properties fo:font-variant="normal" fo:text-transform="none" fo:color="#333333" fo:letter-spacing="normal" fo:font-style="normal" fo:font-weight="normal" loext:padding="0cm" loext:border="none"/>
    </style:style>
    <style:style style:name="T43" style:family="text">
      <style:text-properties fo:font-variant="normal" fo:text-transform="none" fo:color="#333333" fo:letter-spacing="normal" fo:font-style="normal" officeooo:rsid="00ba826a" loext:padding="0cm" loext:border="none"/>
    </style:style>
    <style:style style:name="T44" style:family="text">
      <style:text-properties fo:font-variant="normal" fo:text-transform="none" fo:color="#333333" fo:font-size="10.5pt" fo:letter-spacing="normal" fo:font-style="normal" fo:font-weight="normal" loext:padding="0cm" loext:border="none"/>
    </style:style>
    <style:style style:name="T45" style:family="text">
      <style:text-properties fo:font-variant="normal" fo:text-transform="none" fo:color="#333333" fo:font-size="10.5pt" fo:letter-spacing="normal" fo:font-style="normal" fo:font-weight="normal" fo:background-color="#fafafa" loext:char-shading-value="0" loext:padding="0cm" loext:border="none"/>
    </style:style>
    <style:style style:name="T46" style:family="text">
      <style:text-properties fo:font-variant="normal" fo:text-transform="none" fo:color="#333333" fo:font-size="10.5pt" fo:letter-spacing="normal" fo:font-style="normal" fo:font-weight="normal" officeooo:rsid="0029ae38" loext:padding="0cm" loext:border="none"/>
    </style:style>
    <style:style style:name="T47" style:family="text">
      <style:text-properties fo:font-variant="normal" fo:text-transform="none" fo:color="#333333" fo:font-size="10.5pt" fo:letter-spacing="normal" fo:font-style="normal" fo:font-weight="normal" officeooo:rsid="002a246e" loext:padding="0cm" loext:border="none"/>
    </style:style>
    <style:style style:name="T48" style:family="text">
      <style:text-properties fo:font-variant="normal" fo:text-transform="none" fo:color="#333333" fo:font-size="10.5pt" fo:letter-spacing="normal" fo:font-style="normal" fo:font-weight="normal" officeooo:rsid="0029ae38" style:font-name-asian="Noto Sans Mono CJK SC" style:font-size-asian="10pt" style:font-name-complex="Liberation Mono" style:font-size-complex="10pt" loext:padding="0cm" loext:border="none"/>
    </style:style>
    <style:style style:name="T49" style:family="text">
      <style:text-properties fo:font-variant="normal" fo:text-transform="none" fo:color="#333333" fo:font-size="10.5pt" fo:letter-spacing="normal" fo:font-style="normal" fo:font-weight="normal" officeooo:rsid="002bd1c9" style:font-name-asian="Noto Sans Mono CJK SC" style:font-size-asian="10pt" style:font-name-complex="Liberation Mono" style:font-size-complex="10pt" loext:padding="0cm" loext:border="none"/>
    </style:style>
    <style:style style:name="T50" style:family="text">
      <style:text-properties fo:font-variant="normal" fo:text-transform="none" fo:color="#333333" fo:font-size="10.5pt" fo:letter-spacing="normal" fo:font-style="normal" fo:font-weight="normal" officeooo:rsid="002f5acf" style:font-name-asian="Noto Sans Mono CJK SC" style:font-size-asian="10pt" style:font-name-complex="Liberation Mono" style:font-size-complex="10pt" loext:padding="0cm" loext:border="none"/>
    </style:style>
    <style:style style:name="T51" style:family="text">
      <style:text-properties fo:font-variant="normal" fo:text-transform="none" fo:color="#333333" fo:font-size="10.5pt" fo:letter-spacing="normal" fo:font-style="normal" fo:font-weight="normal" officeooo:rsid="0035eb86" loext:padding="0cm" loext:border="none"/>
    </style:style>
    <style:style style:name="T52" style:family="text">
      <style:text-properties fo:font-variant="normal" fo:text-transform="none" fo:color="#333333" fo:font-size="10.5pt" fo:letter-spacing="normal" fo:font-style="normal" fo:font-weight="normal" officeooo:rsid="00397124" loext:padding="0cm" loext:border="none"/>
    </style:style>
    <style:style style:name="T53" style:family="text">
      <style:text-properties fo:font-variant="normal" fo:text-transform="none" fo:color="#333333" fo:font-size="10.5pt" fo:letter-spacing="normal" fo:font-style="normal" fo:font-weight="normal" officeooo:rsid="0037a1ae" loext:padding="0cm" loext:border="none"/>
    </style:style>
    <style:style style:name="T54" style:family="text">
      <style:text-properties fo:font-variant="normal" fo:text-transform="none" fo:color="#333333" fo:font-size="10.5pt" fo:letter-spacing="normal" fo:font-style="normal" fo:font-weight="normal" officeooo:rsid="003963e7" loext:padding="0cm" loext:border="none"/>
    </style:style>
    <style:style style:name="T55" style:family="text">
      <style:text-properties fo:font-variant="normal" fo:text-transform="none" fo:color="#333333" style:font-name="Liberation Sans1" fo:font-size="10.5pt" fo:letter-spacing="normal" fo:font-style="normal" fo:font-weight="normal" officeooo:rsid="002bd1c9" loext:padding="0cm" loext:border="none"/>
    </style:style>
    <style:style style:name="T56" style:family="text">
      <style:text-properties fo:font-variant="normal" fo:text-transform="none" fo:color="#333333" style:font-name="Liberation Sans1" fo:font-size="10.5pt" fo:letter-spacing="normal" fo:font-style="normal" fo:font-weight="normal" officeooo:rsid="002f5acf" loext:padding="0cm" loext:border="none"/>
    </style:style>
    <style:style style:name="T57" style:family="text">
      <style:text-properties fo:font-variant="normal" fo:text-transform="none" fo:color="#333333" style:font-name="Liberation Sans1" fo:font-size="10.5pt" fo:letter-spacing="normal" fo:font-style="normal" fo:font-weight="normal" officeooo:rsid="00c2acb4" style:font-size-asian="12pt" style:font-size-complex="12pt" loext:padding="0cm" loext:border="none"/>
    </style:style>
    <style:style style:name="T58" style:family="text">
      <style:text-properties fo:font-variant="normal" fo:text-transform="none" fo:color="#333333" style:font-name="Liberation Sans1" fo:font-size="10.5pt" fo:letter-spacing="normal" fo:font-style="normal" fo:font-weight="normal" officeooo:rsid="00c3693c" style:font-size-asian="12pt" style:font-size-complex="12pt" loext:padding="0cm" loext:border="none"/>
    </style:style>
    <style:style style:name="T59" style:family="text">
      <style:text-properties fo:font-variant="normal" fo:text-transform="none" fo:color="#333333" style:font-name="Liberation Sans1" fo:font-size="10.5pt" fo:letter-spacing="normal" fo:font-style="normal" fo:font-weight="normal" officeooo:rsid="002bd1c9" style:font-name-asian="Noto Sans Mono CJK SC" style:font-size-asian="10pt" style:font-name-complex="Liberation Mono" style:font-size-complex="10pt" loext:padding="0cm" loext:border="none"/>
    </style:style>
    <style:style style:name="T60" style:family="text">
      <style:text-properties fo:font-variant="normal" fo:text-transform="none" fo:color="#333333" style:font-name="Liberation Sans1" fo:font-size="10.5pt" fo:letter-spacing="normal" fo:font-style="normal" fo:font-weight="normal" officeooo:rsid="00c2acb4" style:font-name-asian="Noto Sans Mono CJK SC" style:font-size-asian="10pt" style:font-name-complex="Liberation Mono" style:font-size-complex="10pt" loext:padding="0cm" loext:border="none"/>
    </style:style>
    <style:style style:name="T61" style:family="text">
      <style:text-properties fo:font-variant="normal" fo:text-transform="none" fo:color="#333333" style:font-name="Liberation Sans1" fo:font-size="10.5pt" fo:letter-spacing="normal" fo:font-style="normal" fo:font-weight="normal" officeooo:rsid="002f5acf" style:font-name-asian="Noto Sans Mono CJK SC" style:font-size-asian="10pt" style:font-name-complex="Liberation Mono" style:font-size-complex="10pt" loext:padding="0cm" loext:border="none"/>
    </style:style>
    <style:style style:name="T62" style:family="text">
      <style:text-properties fo:font-variant="normal" fo:text-transform="none" fo:color="#333333" style:font-name="Liberation Sans1" fo:font-size="10.5pt" fo:letter-spacing="normal" fo:font-style="normal" fo:font-weight="normal" officeooo:rsid="00c3693c" style:font-name-asian="Noto Sans Mono CJK SC" style:font-size-asian="10pt" style:font-name-complex="Liberation Mono" style:font-size-complex="10pt" loext:padding="0cm" loext:border="none"/>
    </style:style>
    <style:style style:name="T63" style:family="text">
      <style:text-properties fo:font-variant="normal" fo:text-transform="none" fo:color="#333333" style:font-name="Liberation Sans1" fo:font-size="10.5pt" fo:letter-spacing="normal" fo:font-style="italic" fo:font-weight="normal" officeooo:rsid="0029ae38" style:font-name-asian="Noto Sans Mono CJK SC" style:font-size-asian="10pt" style:font-name-complex="Liberation Mono" style:font-size-complex="10pt" loext:padding="0cm" loext:border="none"/>
    </style:style>
    <style:style style:name="T64" style:family="text">
      <style:text-properties fo:font-variant="normal" fo:text-transform="none" fo:color="#333333" style:font-name="Liberation Sans1" fo:font-size="10.5pt" fo:letter-spacing="normal" fo:font-style="italic" fo:font-weight="normal" officeooo:rsid="00c2acb4" style:font-name-asian="Noto Sans Mono CJK SC" style:font-size-asian="10pt" style:font-name-complex="Liberation Mono" style:font-size-complex="10pt" loext:padding="0cm" loext:border="none"/>
    </style:style>
    <style:style style:name="T65" style:family="text">
      <style:text-properties fo:font-variant="normal" fo:text-transform="none" fo:color="#333333" style:font-name="Liberation Sans1" fo:font-size="10.5pt" fo:letter-spacing="normal" fo:font-style="italic" fo:font-weight="normal" officeooo:rsid="0037a1ae" style:font-name-asian="Noto Sans Mono CJK SC" style:font-size-asian="10pt" style:font-name-complex="Liberation Mono" style:font-size-complex="10pt" loext:padding="0cm" loext:border="none"/>
    </style:style>
    <style:style style:name="T66" style:family="text">
      <style:text-properties fo:font-variant="normal" fo:text-transform="none" fo:color="#333333" style:font-name="Liberation Sans1" fo:font-size="10.5pt" fo:letter-spacing="normal" fo:font-style="italic" fo:font-weight="normal" officeooo:rsid="0035eb86" style:font-name-asian="Noto Sans Mono CJK SC" style:font-size-asian="10pt" style:font-name-complex="Liberation Mono" style:font-size-complex="10pt" loext:padding="0cm" loext:border="none"/>
    </style:style>
    <style:style style:name="T67" style:family="text">
      <style:text-properties fo:font-variant="normal" fo:text-transform="none" fo:color="#333333" style:font-name="Liberation Sans1" fo:font-size="10.5pt" fo:letter-spacing="normal" fo:font-style="italic" fo:font-weight="normal" officeooo:rsid="00397124" style:font-name-asian="Noto Sans Mono CJK SC" style:font-size-asian="10pt" style:font-name-complex="Liberation Mono" style:font-size-complex="10pt" loext:padding="0cm" loext:border="none"/>
    </style:style>
    <style:style style:name="T68" style:family="text">
      <style:text-properties fo:font-variant="normal" fo:text-transform="none" fo:color="#333333" style:font-name="Liberation Sans1" fo:font-size="10.5pt" fo:letter-spacing="normal" fo:font-style="italic" fo:font-weight="normal" officeooo:rsid="00c3693c" style:font-name-asian="Noto Sans Mono CJK SC" style:font-size-asian="10pt" style:font-name-complex="Liberation Mono" style:font-size-complex="10pt" loext:padding="0cm" loext:border="none"/>
    </style:style>
    <style:style style:name="T69" style:family="text">
      <style:text-properties officeooo:rsid="0024ab40"/>
    </style:style>
    <style:style style:name="T70" style:family="text">
      <style:text-properties officeooo:rsid="0029ae38"/>
    </style:style>
    <style:style style:name="T71" style:family="text">
      <style:text-properties officeooo:rsid="002a246e"/>
    </style:style>
    <style:style style:name="T72" style:family="text">
      <style:text-properties officeooo:rsid="002d9ca9"/>
    </style:style>
    <style:style style:name="T73" style:family="text">
      <style:text-properties officeooo:rsid="002f5acf"/>
    </style:style>
    <style:style style:name="T74" style:family="text">
      <style:text-properties officeooo:rsid="00308b78"/>
    </style:style>
    <style:style style:name="T75" style:family="text">
      <style:text-properties officeooo:rsid="003963e7"/>
    </style:style>
    <style:style style:name="T76" style:family="text">
      <style:text-properties fo:font-size="10.5pt" fo:font-style="italic" fo:font-weight="normal"/>
    </style:style>
    <style:style style:name="T77" style:family="text">
      <style:text-properties fo:font-size="10.5pt" fo:font-style="italic" fo:font-weight="normal" officeooo:rsid="001c2d1d"/>
    </style:style>
    <style:style style:name="T78" style:family="text">
      <style:text-properties fo:font-size="10.5pt" fo:font-style="italic" fo:font-weight="normal" officeooo:rsid="0049da9d"/>
    </style:style>
    <style:style style:name="T79" style:family="text">
      <style:text-properties fo:font-size="10.5pt" fo:font-style="italic" fo:font-weight="normal" officeooo:rsid="004e8e15"/>
    </style:style>
    <style:style style:name="T80" style:family="text">
      <style:text-properties fo:font-size="10.5pt" fo:font-style="italic" fo:font-weight="normal" officeooo:rsid="005380f9"/>
    </style:style>
    <style:style style:name="T81" style:family="text">
      <style:text-properties fo:font-size="10.5pt" fo:font-style="italic" fo:font-weight="normal" officeooo:rsid="00bd1bc3"/>
    </style:style>
    <style:style style:name="T82" style:family="text">
      <style:text-properties fo:font-size="10.5pt" fo:font-style="italic" fo:font-weight="normal" officeooo:rsid="00e002fb"/>
    </style:style>
    <style:style style:name="T83" style:family="text">
      <style:text-properties fo:font-size="24pt" fo:font-weight="bold" officeooo:rsid="002980ab" style:font-name-asian="Noto Serif CJK SC" style:font-size-asian="24pt" style:font-weight-asian="bold" style:font-name-complex="Lohit Devanagari" style:font-size-complex="24pt" style:font-weight-complex="bold"/>
    </style:style>
    <style:style style:name="T84" style:family="text">
      <style:text-properties style:font-name="Liberation Sans1"/>
    </style:style>
    <style:style style:name="T85" style:family="text">
      <style:text-properties style:font-name="Liberation Sans1" fo:font-size="24pt" fo:font-weight="bold" officeooo:rsid="00bd1bc3" style:font-name-asian="Noto Serif CJK SC" style:font-size-asian="24pt" style:font-weight-asian="bold" style:font-name-complex="Lohit Devanagari" style:font-size-complex="24pt" style:font-weight-complex="bold"/>
    </style:style>
    <style:style style:name="T86" style:family="text">
      <style:text-properties style:font-name="Liberation Sans1" fo:font-size="24pt" fo:font-weight="bold" officeooo:rsid="00cbf5ac" style:font-name-asian="Noto Serif CJK SC" style:font-size-asian="24pt" style:font-weight-asian="bold" style:font-name-complex="Lohit Devanagari" style:font-size-complex="24pt" style:font-weight-complex="bold"/>
    </style:style>
    <style:style style:name="T87" style:family="text">
      <style:text-properties style:font-name="Liberation Sans1" fo:font-size="18pt" fo:font-weight="bold" officeooo:rsid="003fed06" style:font-name-asian="Noto Sans CJK SC" style:font-size-asian="16.1000003814697pt" style:font-weight-asian="bold" style:font-name-complex="Lohit Devanagari" style:font-size-complex="16.1000003814697pt" style:font-weight-complex="bold"/>
    </style:style>
    <style:style style:name="T88" style:family="text">
      <style:text-properties style:font-name="Liberation Sans1" fo:font-size="18pt" fo:font-weight="bold" officeooo:rsid="00cd6ae0" style:font-name-asian="Noto Sans CJK SC" style:font-size-asian="16.1000003814697pt" style:font-weight-asian="bold" style:font-name-complex="Lohit Devanagari" style:font-size-complex="16.1000003814697pt" style:font-weight-complex="bold"/>
    </style:style>
    <style:style style:name="T89" style:family="text">
      <style:text-properties style:font-name="Liberation Sans1" fo:font-size="18pt" fo:font-weight="bold" officeooo:rsid="00ced9e7" style:font-name-asian="Noto Sans CJK SC" style:font-size-asian="16.1000003814697pt" style:font-weight-asian="bold" style:font-name-complex="Lohit Devanagari" style:font-size-complex="16.1000003814697pt" style:font-weight-complex="bold"/>
    </style:style>
    <style:style style:name="T90" style:family="text">
      <style:text-properties style:font-name="Liberation Sans1" fo:font-size="18pt" fo:font-weight="bold" officeooo:rsid="00cf8858" style:font-name-asian="Noto Sans CJK SC" style:font-size-asian="16.1000003814697pt" style:font-weight-asian="bold" style:font-name-complex="Lohit Devanagari" style:font-size-complex="16.1000003814697pt" style:font-weight-complex="bold"/>
    </style:style>
    <style:style style:name="T91" style:family="text">
      <style:text-properties style:font-name="Liberation Sans1" officeooo:rsid="00bd1bc3"/>
    </style:style>
    <style:style style:name="T92" style:family="text">
      <style:text-properties style:font-name="Liberation Sans1" officeooo:rsid="00c3693c"/>
    </style:style>
    <style:style style:name="T93" style:family="text">
      <style:text-properties style:font-name="Liberation Sans1" officeooo:rsid="00cd6ae0"/>
    </style:style>
    <style:style style:name="T94" style:family="text">
      <style:text-properties style:font-name="Liberation Sans1" officeooo:rsid="00d5770e"/>
    </style:style>
    <style:style style:name="T95" style:family="text">
      <style:text-properties fo:font-style="normal" fo:font-weight="normal"/>
    </style:style>
    <style:style style:name="T96" style:family="text">
      <style:text-properties officeooo:rsid="003fed06"/>
    </style:style>
    <style:style style:name="T97" style:family="text">
      <style:text-properties style:font-name="Liberation Sans" fo:font-size="12pt" officeooo:rsid="003fed06" style:font-size-asian="12pt" style:font-size-complex="12pt"/>
    </style:style>
    <style:style style:name="T98" style:family="text">
      <style:text-properties style:font-name="Liberation Sans" fo:font-size="12pt" officeooo:rsid="00418855" style:font-size-asian="12pt" style:font-size-complex="12pt"/>
    </style:style>
    <style:style style:name="T99" style:family="text">
      <style:text-properties style:font-name="Liberation Sans" fo:font-size="12pt" officeooo:rsid="004cc9d2" style:font-size-asian="12pt" style:font-size-complex="12pt"/>
    </style:style>
    <style:style style:name="T100" style:family="text">
      <style:text-properties style:font-name="Liberation Sans" fo:font-size="12pt" officeooo:rsid="00c3693c" style:font-size-asian="12pt" style:font-size-complex="12pt"/>
    </style:style>
    <style:style style:name="T101" style:family="text">
      <style:text-properties style:font-name="Liberation Sans" fo:font-size="12pt" officeooo:rsid="00da4a1c" style:font-size-asian="12pt" style:font-size-complex="12pt"/>
    </style:style>
    <style:style style:name="T102" style:family="text">
      <style:text-properties style:font-name="Liberation Sans" fo:font-size="12pt" officeooo:rsid="00de6d5c" style:font-size-asian="12pt" style:font-size-complex="12pt"/>
    </style:style>
    <style:style style:name="T103" style:family="text">
      <style:text-properties style:font-name="Liberation Sans" fo:font-size="12pt" officeooo:rsid="00e2e15e" style:font-size-asian="12pt" style:font-size-complex="12pt"/>
    </style:style>
    <style:style style:name="T104" style:family="text">
      <style:text-properties style:font-name="Liberation Sans" fo:font-size="12pt" officeooo:rsid="00e3f260" style:font-size-asian="12pt" style:font-size-complex="12pt"/>
    </style:style>
    <style:style style:name="T105" style:family="text">
      <style:text-properties style:font-name="Liberation Sans" fo:font-size="12pt" officeooo:rsid="00e40f22" style:font-size-asian="12pt" style:font-size-complex="12pt"/>
    </style:style>
    <style:style style:name="T106" style:family="text">
      <style:text-properties fo:color="#000000" style:font-name="Liberation Mono1" fo:font-size="10pt" officeooo:rsid="003fed06" fo:background-color="#dddddd" loext:char-shading-value="0" style:font-size-asian="12pt" style:font-size-complex="12pt"/>
    </style:style>
    <style:style style:name="T107" style:family="text">
      <style:text-properties fo:color="#000000" style:font-name="Liberation Mono1" fo:font-size="10pt" officeooo:rsid="0024ab40" fo:background-color="#dddddd" loext:char-shading-value="0" style:font-size-asian="12pt" style:font-size-complex="12pt"/>
    </style:style>
    <style:style style:name="T108" style:family="text">
      <style:text-properties fo:color="#000000" style:font-name="Liberation Mono1" fo:font-size="10pt" officeooo:rsid="00418855" fo:background-color="#dddddd" loext:char-shading-value="0" style:font-size-asian="12pt" style:font-size-complex="12pt"/>
    </style:style>
    <style:style style:name="T109" style:family="text">
      <style:text-properties fo:color="#000000" style:font-name="Liberation Mono1" fo:font-size="10pt" officeooo:rsid="00428002" fo:background-color="#dddddd" loext:char-shading-value="0" style:font-size-asian="12pt" style:font-size-complex="12pt"/>
    </style:style>
    <style:style style:name="T110" style:family="text">
      <style:text-properties fo:color="#000000" style:font-name="Liberation Mono1" fo:font-size="10pt" officeooo:rsid="0046807b" fo:background-color="#dddddd" loext:char-shading-value="0" style:font-size-asian="12pt" style:font-size-complex="12pt"/>
    </style:style>
    <style:style style:name="T111" style:family="text">
      <style:text-properties fo:color="#000000" style:font-name="Liberation Mono1" fo:font-size="10pt" fo:font-style="normal" officeooo:rsid="00c3693c" fo:background-color="#dddddd" loext:char-shading-value="0" style:font-size-asian="12pt" style:font-style-asian="normal" style:font-size-complex="12pt" style:font-style-complex="normal"/>
    </style:style>
    <style:style style:name="T112" style:family="text">
      <style:text-properties fo:color="#000000" style:font-name="Liberation Mono1" fo:font-size="10pt" fo:font-style="normal" officeooo:rsid="00cbf5ac" fo:background-color="#dddddd" loext:char-shading-value="0" style:font-size-asian="12pt" style:font-style-asian="normal" style:font-size-complex="12pt" style:font-style-complex="normal"/>
    </style:style>
    <style:style style:name="T113" style:family="text">
      <style:text-properties fo:color="#000000" style:font-name="Liberation Mono1" fo:font-size="10pt" fo:font-style="normal" officeooo:rsid="00b5a913" fo:background-color="#dddddd" loext:char-shading-value="0" style:font-size-asian="10pt" style:font-style-asian="normal" style:font-size-complex="10pt" style:font-style-complex="normal"/>
    </style:style>
    <style:style style:name="T114" style:family="text">
      <style:text-properties fo:color="#000000" style:font-name="Liberation Mono1" fo:font-size="10pt" fo:font-style="normal" officeooo:rsid="00bd1bc3" fo:background-color="#dddddd" loext:char-shading-value="0" style:font-size-asian="10pt" style:font-style-asian="normal" style:font-size-complex="10pt" style:font-style-complex="normal"/>
    </style:style>
    <style:style style:name="T115" style:family="text">
      <style:text-properties fo:color="#000000" style:font-name="Liberation Mono1" fo:font-size="10pt" fo:font-style="normal" officeooo:rsid="00c3693c" fo:background-color="#dddddd" loext:char-shading-value="0" style:font-size-asian="10pt" style:font-style-asian="normal" style:font-size-complex="10pt" style:font-style-complex="normal"/>
    </style:style>
    <style:style style:name="T116" style:family="text">
      <style:text-properties fo:color="#000000" style:font-name="Liberation Mono1" fo:font-size="10pt" fo:font-style="normal" officeooo:rsid="00cbf5ac" fo:background-color="#dddddd" loext:char-shading-value="0" style:font-size-asian="10pt" style:font-style-asian="normal" style:font-size-complex="10pt" style:font-style-complex="normal"/>
    </style:style>
    <style:style style:name="T117" style:family="text">
      <style:text-properties fo:color="#000000" style:font-name="Liberation Mono1" fo:font-size="10pt" fo:font-style="normal" officeooo:rsid="00cd6ae0" fo:background-color="#dddddd" loext:char-shading-value="0" style:font-size-asian="10pt" style:font-style-asian="normal" style:font-size-complex="10pt" style:font-style-complex="normal"/>
    </style:style>
    <style:style style:name="T118" style:family="text">
      <style:text-properties fo:color="#000000" style:font-name="Liberation Mono1" fo:font-size="10pt" fo:font-style="normal" officeooo:rsid="00d4c564" fo:background-color="#dddddd" loext:char-shading-value="0" style:font-size-asian="10pt" style:font-style-asian="normal" style:font-size-complex="10pt" style:font-style-complex="normal"/>
    </style:style>
    <style:style style:name="T119" style:family="text">
      <style:text-properties fo:color="#000000" style:font-name="Liberation Mono1" fo:font-size="10pt" fo:font-style="normal" officeooo:rsid="00d509d9" fo:background-color="#dddddd" loext:char-shading-value="0" style:font-size-asian="10pt" style:font-style-asian="normal" style:font-size-complex="10pt" style:font-style-complex="normal"/>
    </style:style>
    <style:style style:name="T120" style:family="text">
      <style:text-properties fo:color="#000000" style:font-name="Liberation Mono1" fo:font-size="10pt" fo:font-style="normal" officeooo:rsid="00d76ac7" fo:background-color="#dddddd" loext:char-shading-value="0" style:font-size-asian="10pt" style:font-style-asian="normal" style:font-size-complex="10pt" style:font-style-complex="normal"/>
    </style:style>
    <style:style style:name="T121" style:family="text">
      <style:text-properties fo:color="#000000" style:font-name="Liberation Mono1" fo:font-size="10pt" fo:font-style="normal" officeooo:rsid="00d7ac98" fo:background-color="#dddddd" loext:char-shading-value="0" style:font-size-asian="10pt" style:font-style-asian="normal" style:font-size-complex="10pt" style:font-style-complex="normal"/>
    </style:style>
    <style:style style:name="T122" style:family="text">
      <style:text-properties fo:color="#000000" style:font-name="Liberation Mono1" fo:font-size="10pt" fo:font-style="normal" officeooo:rsid="00da4a1c" fo:background-color="#dddddd" loext:char-shading-value="0" style:font-size-asian="10pt" style:font-style-asian="normal" style:font-size-complex="10pt" style:font-style-complex="normal"/>
    </style:style>
    <style:style style:name="T123" style:family="text">
      <style:text-properties fo:color="#000000" style:font-name="Liberation Mono1" fo:font-size="10pt" fo:font-style="normal" officeooo:rsid="00dce0d2" fo:background-color="#dddddd" loext:char-shading-value="0" style:font-size-asian="10pt" style:font-style-asian="normal" style:font-size-complex="10pt" style:font-style-complex="normal"/>
    </style:style>
    <style:style style:name="T124" style:family="text">
      <style:text-properties fo:color="#000000" style:font-name="Liberation Mono1" fo:font-size="10pt" fo:font-style="normal" officeooo:rsid="00dfb7ed" fo:background-color="#dddddd" loext:char-shading-value="0" style:font-size-asian="10pt" style:font-style-asian="normal" style:font-size-complex="10pt" style:font-style-complex="normal"/>
    </style:style>
    <style:style style:name="T125" style:family="text">
      <style:text-properties fo:color="#000000" style:font-name="Liberation Mono1" fo:font-size="10.5pt" fo:font-style="italic" fo:font-weight="normal" officeooo:rsid="00c3693c" fo:background-color="#dddddd" loext:char-shading-value="0" style:font-size-asian="10pt" style:font-style-asian="normal" style:font-size-complex="10pt" style:font-style-complex="normal"/>
    </style:style>
    <style:style style:name="T126" style:family="text">
      <style:text-properties fo:color="#000000" style:font-name="Liberation Mono1" fo:font-size="10.5pt" fo:font-style="italic" fo:font-weight="normal" officeooo:rsid="00e002fb" fo:background-color="#dddddd" loext:char-shading-value="0" style:font-size-asian="10pt" style:font-style-asian="normal" style:font-size-complex="10pt" style:font-style-complex="normal"/>
    </style:style>
    <style:style style:name="T127" style:family="text">
      <style:text-properties officeooo:rsid="00418855"/>
    </style:style>
    <style:style style:name="T128" style:family="text">
      <style:text-properties officeooo:rsid="00126f5f"/>
    </style:style>
    <style:style style:name="T129" style:family="text">
      <style:text-properties officeooo:rsid="004200ef"/>
    </style:style>
    <style:style style:name="T130" style:family="text">
      <style:text-properties officeooo:rsid="00428002"/>
    </style:style>
    <style:style style:name="T131" style:family="text">
      <style:text-properties officeooo:rsid="0043b26d"/>
    </style:style>
    <style:style style:name="T132" style:family="text">
      <style:text-properties officeooo:rsid="0043e143"/>
    </style:style>
    <style:style style:name="T133" style:family="text">
      <style:text-properties officeooo:rsid="0045bdf2"/>
    </style:style>
    <style:style style:name="T134" style:family="text">
      <style:text-properties officeooo:rsid="0046807b"/>
    </style:style>
    <style:style style:name="T135" style:family="text">
      <style:text-properties officeooo:rsid="004831d9"/>
    </style:style>
    <style:style style:name="T136" style:family="text">
      <style:text-properties fo:letter-spacing="normal" fo:font-weight="normal" loext:padding="0cm" loext:border="none"/>
    </style:style>
    <style:style style:name="T137" style:family="text">
      <style:text-properties fo:letter-spacing="normal" fo:font-weight="normal" officeooo:rsid="00486fe4" style:font-name-asian="Noto Sans Mono CJK SC" style:font-name-complex="Liberation Mono" loext:padding="0cm" loext:border="none"/>
    </style:style>
    <style:style style:name="T138" style:family="text">
      <style:text-properties fo:letter-spacing="normal" fo:font-weight="normal" officeooo:rsid="001ad851" style:font-name-asian="Noto Sans Mono CJK SC" style:font-name-complex="Liberation Mono" loext:padding="0cm" loext:border="none"/>
    </style:style>
    <style:style style:name="T139" style:family="text">
      <style:text-properties fo:letter-spacing="normal" fo:font-weight="normal" officeooo:rsid="00bd1bc3" style:font-name-asian="Noto Sans Mono CJK SC" style:font-name-complex="Liberation Mono" loext:padding="0cm" loext:border="none"/>
    </style:style>
    <style:style style:name="T140" style:family="text">
      <style:text-properties officeooo:rsid="0049da9d"/>
    </style:style>
    <style:style style:name="T141" style:family="text">
      <style:text-properties officeooo:rsid="004cc9d2"/>
    </style:style>
    <style:style style:name="T142" style:family="text">
      <style:text-properties officeooo:rsid="005380f9"/>
    </style:style>
    <style:style style:name="T143" style:family="text">
      <style:text-properties fo:font-weight="normal"/>
    </style:style>
    <style:style style:name="T144" style:family="text">
      <style:text-properties fo:font-weight="normal" officeooo:rsid="005380f9"/>
    </style:style>
    <style:style style:name="T145" style:family="text">
      <style:text-properties officeooo:rsid="005b60cf"/>
    </style:style>
    <style:style style:name="T146" style:family="text">
      <style:text-properties officeooo:rsid="005ca65d"/>
    </style:style>
    <style:style style:name="T147" style:family="text">
      <style:text-properties officeooo:rsid="00b5a913"/>
    </style:style>
    <style:style style:name="T148" style:family="text">
      <style:text-properties officeooo:rsid="00ba826a"/>
    </style:style>
    <style:style style:name="T149" style:family="text">
      <style:text-properties officeooo:rsid="00bb7eec"/>
    </style:style>
    <style:style style:name="T150" style:family="text">
      <style:text-properties officeooo:rsid="00bc6d04"/>
    </style:style>
    <style:style style:name="T151" style:family="text">
      <style:text-properties officeooo:rsid="00bd1bc3"/>
    </style:style>
    <style:style style:name="T152" style:family="text">
      <style:text-properties style:font-name="Liberation Mono1" fo:letter-spacing="normal" fo:font-weight="normal" officeooo:rsid="00bd1bc3" fo:background-color="#dddddd" loext:char-shading-value="0" style:font-name-asian="Noto Sans Mono CJK SC" style:font-name-complex="Liberation Mono" loext:padding="0cm" loext:border="none"/>
    </style:style>
    <style:style style:name="T153" style:family="text">
      <style:text-properties style:font-name="Liberation Mono1" officeooo:rsid="003fed06" fo:background-color="#dddddd" loext:char-shading-value="0"/>
    </style:style>
    <style:style style:name="T154" style:family="text">
      <style:text-properties style:font-name="Liberation Mono1" officeooo:rsid="00bd1bc3" fo:background-color="#dddddd" loext:char-shading-value="0"/>
    </style:style>
    <style:style style:name="T155" style:family="text">
      <style:text-properties officeooo:rsid="00c3693c"/>
    </style:style>
    <style:style style:name="T156" style:family="text">
      <style:text-properties style:use-window-font-color="true" fo:font-size="10pt" fo:font-style="normal" style:font-size-asian="10pt" style:font-style-asian="normal" style:font-size-complex="10pt" style:font-style-complex="normal"/>
    </style:style>
    <style:style style:name="T157" style:family="text">
      <style:text-properties style:use-window-font-color="true" fo:font-size="10pt" fo:font-style="normal" officeooo:rsid="0046807b" style:font-size-asian="10pt" style:font-style-asian="normal" style:font-size-complex="10pt" style:font-style-complex="normal"/>
    </style:style>
    <style:style style:name="T158" style:family="text">
      <style:text-properties style:use-window-font-color="true" fo:font-size="10pt" fo:font-style="normal" officeooo:rsid="00bd1bc3" style:font-size-asian="10pt" style:font-style-asian="normal" style:font-size-complex="10pt" style:font-style-complex="normal"/>
    </style:style>
    <style:style style:name="T159" style:family="text">
      <style:text-properties style:use-window-font-color="true" fo:font-size="10pt" fo:font-style="normal" officeooo:rsid="0029ae38" style:font-size-asian="10pt" style:font-style-asian="normal" style:font-size-complex="10pt" style:font-style-complex="normal"/>
    </style:style>
    <style:style style:name="T160" style:family="text">
      <style:text-properties style:use-window-font-color="true" fo:font-size="10pt" fo:font-style="normal" officeooo:rsid="004831d9" style:font-size-asian="10pt" style:font-style-asian="normal" style:font-size-complex="10pt" style:font-style-complex="normal"/>
    </style:style>
    <style:style style:name="T161" style:family="text">
      <style:text-properties style:use-window-font-color="true" fo:font-size="10pt" fo:font-style="normal" officeooo:rsid="00de6d5c" style:font-size-asian="10pt" style:font-style-asian="normal" style:font-size-complex="10pt" style:font-style-complex="normal"/>
    </style:style>
    <style:style style:name="T162" style:family="text">
      <style:text-properties style:use-window-font-color="true" fo:font-size="10pt" fo:letter-spacing="normal" fo:font-style="normal" fo:font-weight="normal" officeooo:rsid="0046807b" style:font-size-asian="10pt" style:font-style-asian="normal" style:font-size-complex="10pt" style:font-style-complex="normal" loext:padding="0cm" loext:border="none"/>
    </style:style>
    <style:style style:name="T163" style:family="text">
      <style:text-properties style:use-window-font-color="true" fo:font-size="10pt" fo:letter-spacing="normal" fo:font-style="normal" fo:font-weight="normal" officeooo:rsid="00bd1bc3" style:font-size-asian="10pt" style:font-style-asian="normal" style:font-size-complex="10pt" style:font-style-complex="normal" loext:padding="0cm" loext:border="none"/>
    </style:style>
    <style:style style:name="T164" style:family="text">
      <style:text-properties style:use-window-font-color="true" fo:font-size="10pt" fo:letter-spacing="normal" fo:font-style="normal" fo:font-weight="normal" officeooo:rsid="004831d9" style:font-size-asian="10pt" style:font-style-asian="normal" style:font-size-complex="10pt" style:font-style-complex="normal" loext:padding="0cm" loext:border="none"/>
    </style:style>
    <style:style style:name="T165" style:family="text">
      <style:text-properties style:use-window-font-color="true" fo:font-size="10pt" fo:letter-spacing="normal" fo:font-style="normal" fo:font-weight="normal" style:font-size-asian="10pt" style:font-style-asian="normal" style:font-size-complex="10pt" style:font-style-complex="normal" loext:padding="0cm" loext:border="none"/>
    </style:style>
    <style:style style:name="T166" style:family="text">
      <style:text-properties style:use-window-font-color="true" style:font-name="Liberation Mono1" fo:font-size="10pt" fo:font-style="normal" officeooo:rsid="00c3693c" fo:background-color="#dddddd" loext:char-shading-value="0" style:font-size-asian="10pt" style:font-style-asian="normal" style:font-size-complex="10pt" style:font-style-complex="normal"/>
    </style:style>
    <style:style style:name="T167" style:family="text">
      <style:text-properties style:use-window-font-color="true" style:font-name="Liberation Mono1" fo:font-size="10pt" fo:font-style="normal" officeooo:rsid="00de6d5c" fo:background-color="#dddddd" loext:char-shading-value="0" style:font-size-asian="10pt" style:font-style-asian="normal" style:font-size-complex="10pt" style:font-style-complex="normal"/>
    </style:style>
    <style:style style:name="T168" style:family="text">
      <style:text-properties style:use-window-font-color="true" style:font-name="Liberation Mono1" fo:font-size="10pt" fo:letter-spacing="normal" fo:font-style="normal" fo:font-weight="normal" officeooo:rsid="00c3693c" fo:background-color="#dddddd" loext:char-shading-value="0" style:font-size-asian="10pt" style:font-style-asian="normal" style:font-size-complex="10pt" style:font-style-complex="normal" loext:padding="0cm" loext:border="none"/>
    </style:style>
    <style:style style:name="T169" style:family="text">
      <style:text-properties style:use-window-font-color="true" style:font-name="Liberation Mono1" fo:font-size="10pt" fo:letter-spacing="normal" fo:font-style="normal" fo:font-weight="normal" officeooo:rsid="00de6d5c" fo:background-color="#dddddd" loext:char-shading-value="0" style:font-size-asian="10pt" style:font-style-asian="normal" style:font-size-complex="10pt" style:font-style-complex="normal" loext:padding="0cm" loext:border="none"/>
    </style:style>
    <style:style style:name="T170" style:family="text">
      <style:text-properties style:use-window-font-color="true" style:font-name="Liberation Mono" fo:font-size="10pt" fo:letter-spacing="normal" fo:font-style="normal" fo:font-weight="normal" officeooo:rsid="00486fe4" style:font-name-asian="Noto Sans Mono CJK SC" style:font-size-asian="10pt" style:font-style-asian="normal" style:font-name-complex="Liberation Mono" style:font-size-complex="10pt" style:font-style-complex="normal" loext:padding="0cm" loext:border="none"/>
    </style:style>
    <style:style style:name="T171" style:family="text">
      <style:text-properties style:use-window-font-color="true" style:font-name="Liberation Mono" fo:font-size="10pt" fo:letter-spacing="normal" fo:font-style="normal" fo:font-weight="normal" officeooo:rsid="00bd1bc3" style:font-name-asian="Noto Sans Mono CJK SC" style:font-size-asian="10pt" style:font-style-asian="normal" style:font-name-complex="Liberation Mono" style:font-size-complex="10pt" style:font-style-complex="normal" loext:padding="0cm" loext:border="none"/>
    </style:style>
    <style:style style:name="T172" style:family="text">
      <style:text-properties style:use-window-font-color="true" style:font-name="Liberation Mono" fo:font-size="10pt" fo:letter-spacing="normal" fo:font-style="normal" fo:font-weight="normal" officeooo:rsid="00dfb7ed" style:font-name-asian="Noto Sans Mono CJK SC" style:font-size-asian="10pt" style:font-style-asian="normal" style:font-name-complex="Liberation Mono" style:font-size-complex="10pt" style:font-style-complex="normal" loext:padding="0cm" loext:border="none"/>
    </style:style>
    <style:style style:name="T173" style:family="text">
      <style:text-properties style:use-window-font-color="true" style:font-name="Liberation Mono" fo:font-size="10pt" fo:letter-spacing="normal" fo:font-style="normal" fo:font-weight="normal" officeooo:rsid="00c3693c" fo:background-color="#dddddd" loext:char-shading-value="0" style:font-name-asian="Noto Sans Mono CJK SC" style:font-size-asian="10pt" style:font-style-asian="normal" style:font-name-complex="Liberation Mono" style:font-size-complex="10pt" style:font-style-complex="normal" loext:padding="0cm" loext:border="none"/>
    </style:style>
    <style:style style:name="T174" style:family="text">
      <style:text-properties style:use-window-font-color="true" style:font-name="Liberation Mono" fo:font-size="10pt" fo:font-style="normal" style:font-size-asian="10pt" style:font-style-asian="normal" style:font-size-complex="10pt" style:font-style-complex="normal"/>
    </style:style>
    <style:style style:name="T175" style:family="text">
      <style:text-properties style:use-window-font-color="true" style:font-name="Liberation Mono" fo:font-size="10pt" fo:font-style="normal" officeooo:rsid="005380f9" style:font-size-asian="10pt" style:font-style-asian="normal" style:font-size-complex="10pt" style:font-style-complex="normal"/>
    </style:style>
    <style:style style:name="T176" style:family="text">
      <style:text-properties style:use-window-font-color="true" style:font-name="Liberation Mono" fo:font-size="10pt" fo:font-style="normal" officeooo:rsid="00486fe4" style:font-size-asian="10pt" style:font-style-asian="normal" style:font-size-complex="10pt" style:font-style-complex="normal"/>
    </style:style>
    <style:style style:name="T177" style:family="text">
      <style:text-properties style:use-window-font-color="true" style:font-name="Liberation Mono" fo:font-size="10pt" fo:font-style="normal" officeooo:rsid="002d9ca9" style:font-size-asian="10pt" style:font-style-asian="normal" style:font-size-complex="10pt" style:font-style-complex="normal"/>
    </style:style>
    <style:style style:name="T178" style:family="text">
      <style:text-properties style:use-window-font-color="true" style:font-name="Liberation Mono" fo:font-size="10pt" fo:font-style="normal" officeooo:rsid="00bd1bc3" style:font-size-asian="10pt" style:font-style-asian="normal" style:font-size-complex="10pt" style:font-style-complex="normal"/>
    </style:style>
    <style:style style:name="T179" style:family="text">
      <style:text-properties style:use-window-font-color="true" style:font-name="Liberation Mono" fo:font-size="10pt" fo:font-style="normal" officeooo:rsid="00c3693c" fo:background-color="#dddddd" loext:char-shading-value="0" style:font-size-asian="10pt" style:font-style-asian="normal" style:font-size-complex="10pt" style:font-style-complex="normal"/>
    </style:style>
    <style:style style:name="T180" style:family="text">
      <style:text-properties style:use-window-font-color="true" style:font-name="Liberation Mono" fo:font-size="10pt" fo:font-style="normal" officeooo:rsid="00dfb7ed" fo:background-color="#dddddd" loext:char-shading-value="0" style:font-size-asian="10pt" style:font-style-asian="normal" style:font-size-complex="10pt" style:font-style-complex="normal"/>
    </style:style>
    <style:style style:name="T181" style:family="text">
      <style:text-properties style:use-window-font-color="true" style:font-name="Liberation Mono" fo:font-size="10pt" fo:font-style="normal" fo:font-weight="normal" style:font-size-asian="10pt" style:font-style-asian="normal" style:font-size-complex="10pt" style:font-style-complex="normal"/>
    </style:style>
    <style:style style:name="T182" style:family="text">
      <style:text-properties style:use-window-font-color="true" style:font-name="Liberation Mono" fo:font-size="10pt" fo:font-style="normal" fo:font-weight="normal" officeooo:rsid="00dfb7ed" style:font-size-asian="10pt" style:font-style-asian="normal" style:font-size-complex="10pt" style:font-style-complex="normal"/>
    </style:style>
    <style:style style:name="T183" style:family="text">
      <style:text-properties officeooo:rsid="00cbf5ac"/>
    </style:style>
    <style:style style:name="T184" style:family="text">
      <style:text-properties officeooo:rsid="00cd6ae0"/>
    </style:style>
    <style:style style:name="T185" style:family="text">
      <style:text-properties officeooo:rsid="00ced9e7"/>
    </style:style>
    <style:style style:name="T186" style:family="text">
      <style:text-properties officeooo:rsid="00d485c3"/>
    </style:style>
    <style:style style:name="T187" style:family="text">
      <style:text-properties officeooo:rsid="00d509d9"/>
    </style:style>
    <style:style style:name="T188" style:family="text">
      <style:text-properties officeooo:rsid="00d7ac98"/>
    </style:style>
    <style:style style:name="T189" style:family="text">
      <style:text-properties officeooo:rsid="00d91336"/>
    </style:style>
    <style:style style:name="T190" style:family="text">
      <style:text-properties officeooo:rsid="00da4a1c"/>
    </style:style>
    <style:style style:name="T191" style:family="text">
      <style:text-properties officeooo:rsid="00dbe17f"/>
    </style:style>
    <style:style style:name="T192" style:family="text">
      <style:text-properties officeooo:rsid="00dce0d2"/>
    </style:style>
    <style:style style:name="T193" style:family="text">
      <style:text-properties officeooo:rsid="00de6d5c"/>
    </style:style>
    <style:style style:name="T194" style:family="text">
      <style:text-properties officeooo:rsid="00dfb7ed"/>
    </style:style>
    <style:style style:name="T195" style:family="text">
      <style:text-properties officeooo:rsid="00e2e15e"/>
    </style:style>
    <style:style style:name="T196" style:family="text">
      <style:text-properties officeooo:rsid="00e3f260"/>
    </style:style>
    <style:style style:name="T197" style:family="text">
      <style:text-properties fo:color="#000080" style:font-name="Liberation Sans" fo:font-size="12pt" fo:language="zxx" fo:country="none" style:text-underline-style="solid" style:text-underline-width="auto" style:text-underline-color="font-color" officeooo:rsid="00e40f22" style:font-size-asian="12pt" style:language-asian="zxx" style:country-asian="none" style:font-size-complex="12pt"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lblHeading1"/><text:span text:style-name="T84">How to Install Odoo 1</text:span><text:span text:style-name="T92">4</text:span><text:span text:style-name="T84"> </text:span><text:span text:style-name="T86">CCU POS</text:span><text:span text:style-name="T91"> </text:span><text:span text:style-name="T94">DEV </text:span><text:span text:style-name="T84">on Ubuntu </text:span><text:span text:style-name="T85">18</text:span><text:span text:style-name="T84">.04 </text:span><text:span text:style-name="T91">Desktop </text:span><text:span text:style-name="T93">(WIP)</text:span></text:h>
      <text:p text:style-name="Standard"><text:span text:style-name="T1">By:</text:span><text:bookmark text:name="lblbloggerName1"/><text:span text:style-name="T1"> </text:span><text:span text:style-name="T95">Milind Mohan P, </text:span><text:bookmark text:name="lblPostedDateTime1"/><text:span text:style-name="T1">09/10/2019 </text:span><text:span text:style-name="T2">(for Odoo 1</text:span><text:span text:style-name="T3">2</text:span><text:span text:style-name="T2"> over Ubuntu 18.04)</text:span></text:p>
      <text:p text:style-name="Standard"><text:span text:style-name="T34">Modified B</text:span><text:span text:style-name="T35">y:</text:span><text:bookmark text:name="lblbloggerName11"/><text:span text:style-name="T35"> </text:span><text:span text:style-name="T34">Pablo Raffo M.</text:span><text:span text:style-name="T42">, </text:span><text:span text:style-name="T34">16</text:span><text:span text:style-name="T35">/</text:span><text:span text:style-name="T34">12</text:span><text:span text:style-name="T35">/2019</text:span></text:p>
      <text:p text:style-name="Standard"><text:span text:style-name="T34">Modified B</text:span><text:span text:style-name="T35">y:</text:span><text:bookmark text:name="lblbloggerName111"/><text:span text:style-name="T35"> </text:span><text:span text:style-name="T34">Pablo Raffo M.</text:span><text:span text:style-name="T42">, </text:span><text:span text:style-name="T36">1</text:span><text:span text:style-name="T37">5</text:span><text:span text:style-name="T35">/</text:span><text:span text:style-name="T34">1</text:span><text:span text:style-name="T36">0</text:span><text:span text:style-name="T35">/20</text:span><text:span text:style-name="T36">20</text:span></text:p>
      <text:p text:style-name="P33"><text:span text:style-name="T34">Modified B</text:span><text:span text:style-name="T35">y:</text:span><text:bookmark text:name="lblbloggerName1111"/><text:span text:style-name="T35"> </text:span><text:span text:style-name="T34">Pablo Raffo M.</text:span><text:span text:style-name="T42">, </text:span><text:span text:style-name="T36">1</text:span><text:span text:style-name="T39">2</text:span><text:span text:style-name="T35">/</text:span><text:span text:style-name="T38">08</text:span><text:span text:style-name="T35">/20</text:span><text:span text:style-name="T36">2</text:span><text:span text:style-name="T38">1</text:span></text:p>
      <text:p text:style-name="P34"/>
      <text:p text:style-name="P27"><text:bookmark text:name="lblContents1"/><text:span text:style-name="T27">This document details the procedure to be followed while installing </text:span><text:span text:style-name="T33">a </text:span><text:span text:style-name="T27">Odoo 1</text:span><text:span text:style-name="T32">4</text:span><text:span text:style-name="T28"> </text:span><text:span text:style-name="T30">CU POS for development</text:span><text:span text:style-name="T27"> in a KVM Ubuntu </text:span><text:span text:style-name="T29">18</text:span><text:span text:style-name="T27">.04 </text:span><text:span text:style-name="T31">Desktop</text:span><text:span text:style-name="T27"> VM. All commands where executed in the VM from a host terminal session connected to the VM with ssh (so I can use copy/paste).</text:span></text:p>
      <text:h text:style-name="Heading_20_2" text:outline-level="2">Step 1: Update your system</text:h>
      <text:p text:style-name="Text_20_body">First, you have to update the server or the system. You can update it through the following commands</text:p>
      <text:p text:style-name="Bloque_20_de_20_Código"><text:span text:style-name="T96">~</text:span><text:span text:style-name="T69">$ </text:span>sudo apt-get update</text:p>
      <text:p text:style-name="Bloque_20_de_20_Código"><text:span text:style-name="T96">~</text:span><text:span text:style-name="T69">$ </text:span>sudo apt-get upgrade</text:p>
      <text:h text:style-name="Heading_20_2" text:outline-level="2">Step 2: <text:span text:style-name="T87">Create a Odoo Folder</text:span></text:h>
      <text:p text:style-name="Text_20_body"><text:span text:style-name="T96">This is for a local VM for development, so I don’t need high security. I</text:span><text:span text:style-name="T155">n</text:span><text:span text:style-name="T96">stead of having different users for each instance of Odoo I will use </text:span><text:span text:style-name="T97">the</text:span><text:span text:style-name="T96"> default user and different folders.</text:span></text:p>
      <text:p text:style-name="Bloque_20_de_20_Código"><text:span text:style-name="T96">~</text:span><text:span text:style-name="T69">$ </text:span><text:span text:style-name="T106">mkdir odoo</text:span></text:p>
      <text:p text:style-name="P10"><text:span text:style-name="T106">~</text:span><text:span text:style-name="T107">$ </text:span><text:span text:style-name="T106">mkdir odoo/odoo1</text:span><text:span text:style-name="T111">4</text:span><text:span text:style-name="T106">_</text:span><text:span text:style-name="T112">ccu_pos</text:span></text:p>
      <text:h text:style-name="Heading_20_2" text:outline-level="2">Step <text:span text:style-name="T87">3</text:span>: Configure PostgreSQL</text:h>
      <text:p text:style-name="P26">Odoo needs PostgreSQL to run properly in a system. You have to install and configure the PostgreSQL database server in order to run Odoo. You can install PostgreSQL as follows.</text:p>
      <text:p text:style-name="Bloque_20_de_20_Código"><text:span text:style-name="T96">~</text:span><text:span text:style-name="T69">$ </text:span>sudo apt-get install postgresql</text:p>
      <text:p text:style-name="Text_20_body">This will install PostgreSQL on your server. <text:span text:style-name="T5">Now check PostgreSQL version and install server development package.</text:span></text:p>
      <text:p text:style-name="P3"><text:span text:style-name="T96">~</text:span><text:span text:style-name="T69">$ </text:span>psql --version</text:p>
      <text:p text:style-name="P3"><text:span text:style-name="T138">psql (PostgreSQL) </text:span><text:span text:style-name="T152">10</text:span><text:span text:style-name="T138">.</text:span><text:span text:style-name="T139">1</text:span><text:span text:style-name="T138">4 (Ubuntu 1</text:span><text:span text:style-name="T152">0</text:span><text:span text:style-name="T138">.</text:span><text:span text:style-name="T139">1</text:span><text:span text:style-name="T138">4-0ubuntu0.</text:span><text:span text:style-name="T152">18</text:span><text:span text:style-name="T138">.04.1)</text:span></text:p>
      <text:p text:style-name="P3"><text:span text:style-name="T96">~</text:span><text:span text:style-name="T69">$ </text:span>sudo apt-get install postgresql-server-dev-<text:span text:style-name="T153">1</text:span><text:span text:style-name="T154">0</text:span></text:p>
      <text:p text:style-name="Text_20_body">For creating new PostgreSQL users for managing odoo databases run the below command <text:span text:style-name="T127">(I will </text:span><text:span text:style-name="T151">use</text:span><text:span text:style-name="T127"> </text:span><text:span text:style-name="T151">the same user for d</text:span><text:span text:style-name="T127">ifferent odoo DB instance</text:span><text:span text:style-name="T151">s)</text:span>.</text:p>
      <text:p text:style-name="Bloque_20_de_20_Código"><text:span text:style-name="T127">~</text:span><text:span text:style-name="T69">$ </text:span>sudo su - postgres</text:p>
      <text:p text:style-name="Bloque_20_de_20_Código"><text:span text:style-name="T127">~</text:span><text:span text:style-name="T69">$ </text:span>createuser --createdb --username postgres --no-createrole --no-superuser --pwprompt odoo</text:p>
      <text:p text:style-name="Text_20_body"><text:soft-page-break/>By running the above command a user named “odoo” will be created. While running the above command the Postgres will ask you to enter a password for the created user <text:span text:style-name="T74">(the password is necessary to access de </text:span><text:span text:style-name="T98">O</text:span><text:span text:style-name="T74">doo 1</text:span><text:span text:style-name="T155">4</text:span><text:span text:style-name="T74"> database with a SQL client)</text:span>.</text:p>
      <text:p text:style-name="Text_20_body">After creating the user, change the user as to superuser using the following command</text:p>
      <text:p text:style-name="Bloque_20_de_20_Código"><text:span text:style-name="T127">~</text:span><text:span text:style-name="T69">$ </text:span>psql</text:p>
      <text:p text:style-name="Bloque_20_de_20_Código"><text:span text:style-name="T127">postgres</text:span><text:span text:style-name="T108">=</text:span><text:span text:style-name="T127"># </text:span>ALTER USER odoo WITH SUPERUSER;</text:p>
      <text:p text:style-name="Text_20_body">After changing the user use “\q” to exit. After that exit from Postgres user by “exit” command to continue the installation.</text:p>
      <text:p text:style-name="Bloque_20_de_20_Código"><text:span text:style-name="T129">~</text:span><text:span text:style-name="T69">$ </text:span><text:span text:style-name="T128">exit</text:span></text:p>
      <text:h text:style-name="P43" text:outline-level="2">Step <text:span text:style-name="T88">4</text:span>: Installing <text:span text:style-name="T89">linux</text:span><text:span text:style-name="T185"> libraries </text:span>dependencies for Odoo</text:h>
      <text:p text:style-name="Text_20_body">After installing and configuring PostgreSQL, you have to install the dependencies for Odoo <text:span text:style-name="T186">14 CE</text:span> <text:span text:style-name="T149">(this is a development ambient, so not all dependencies will be installed)</text:span>.</text:p>
      <text:p text:style-name="P13"><text:span text:style-name="T131">~</text:span><text:span text:style-name="T69">$ </text:span>sudo apt install libfreetype6-dev</text:p>
      <text:p text:style-name="P12"><text:span text:style-name="T131">~</text:span><text:span text:style-name="T69">$ </text:span>sudo apt install libfribidi-dev</text:p>
      <text:p text:style-name="P12"><text:span text:style-name="T131">~</text:span><text:span text:style-name="T69">$ </text:span>sudo apt install libharfbuzz-dev</text:p>
      <text:p text:style-name="P12"><text:span text:style-name="T131">~</text:span><text:span text:style-name="T69">$ </text:span>sudo apt install liblcms2-dev</text:p>
      <text:p text:style-name="P12"><text:span text:style-name="T130">~</text:span><text:span text:style-name="T69">$ </text:span>sudo apt install libldap2-dev</text:p>
      <text:p text:style-name="P12"><text:span text:style-name="T131">~</text:span><text:span text:style-name="T69">$ </text:span>sudo apt install libjpeg8-dev</text:p>
      <text:p text:style-name="P12">~$ sudo apt install libopenjp2-7-dev</text:p>
      <text:p text:style-name="P12"><text:span text:style-name="T131">~</text:span><text:span text:style-name="T69">$ </text:span>sudo apt install libpq-dev</text:p>
      <text:p text:style-name="P12"><text:span text:style-name="T130">~</text:span><text:span text:style-name="T69">$ </text:span>sudo apt install libsasl2-dev</text:p>
      <text:p text:style-name="P12"><text:span text:style-name="T131">~</text:span><text:span text:style-name="T69">$ </text:span>sudo apt install libtiff5-dev</text:p>
      <text:p text:style-name="P12"><text:span text:style-name="T131">~</text:span><text:span text:style-name="T69">$ </text:span>sudo apt install libwebp-dev </text:p>
      <text:p text:style-name="P12"><text:span text:style-name="T131">~</text:span><text:span text:style-name="T69">$ </text:span>sudo apt install libxcb1-dev</text:p>
      <text:p text:style-name="P12"><text:span text:style-name="T130">~</text:span><text:span text:style-name="T69">$ </text:span>sudo apt install libxml2-dev</text:p>
      <text:p text:style-name="P12"><text:span text:style-name="T130">~</text:span><text:span text:style-name="T69">$ </text:span>sudo apt install libxslt1-dev</text:p>
      <text:p text:style-name="P12"><text:span text:style-name="T130">~</text:span><text:span text:style-name="T69">$ </text:span>sudo apt install <text:span text:style-name="T109">python3</text:span>-dev</text:p>
      <text:p text:style-name="P12"><text:span text:style-name="T131">~</text:span><text:span text:style-name="T69">$ </text:span>sudo apt install zlib1g-dev</text:p>
      <text:p text:style-name="P30">Or</text:p>
      <text:p text:style-name="P17"><text:span text:style-name="T131">~</text:span><text:span text:style-name="T69">$ </text:span>sudo apt install libfreetype6-dev libfribidi-dev libharfbuzz-dev liblcms2-dev libldap2-dev libjpeg8-dev libopenjp2-7-dev libpq-dev libsasl2-dev libtiff5-dev libwebp-dev libxcb1-dev libxml2-dev libxslt1-dev <text:span text:style-name="T109">python3</text:span>-dev zlib1g-dev</text:p>
      <text:p text:style-name="P32">For printing PDF reports, Odoo needs wkhtmltopdf, the recommended version of wkhtmltopdf is 0.12.5. You can download and install it by running the following command<text:span text:style-name="T133">s.</text:span></text:p>
      <text:p text:style-name="P1"><text:span text:style-name="T26">~</text:span><text:span text:style-name="T22">$ </text:span><text:span text:style-name="T23">wget https://github.com/wkhtmltopdf/wkhtmltopdf/releases/download/0.12.5/wkhtmltox_0.12.5-1.</text:span><text:span text:style-name="T24">bionic</text:span><text:span text:style-name="T23">_amd64.deb</text:span></text:p>
      <text:p text:style-name="P2"><text:span text:style-name="T134">~</text:span><text:span text:style-name="T69">$ </text:span>sudo apt install ./<text:span text:style-name="T23">wkhtmltox_0.12.5-1.</text:span><text:span text:style-name="T25">bionic</text:span><text:span text:style-name="T23">_amd64.deb</text:span></text:p>
      <text:p text:style-name="P50">A<text:span text:style-name="T186">nd</text:span> the dependencies for Odoo <text:span text:style-name="T186">CCU POS</text:span>.</text:p>
      <text:p text:style-name="P40"><text:span text:style-name="T131">~</text:span><text:span text:style-name="T69">$ sudo apt install </text:span><text:span text:style-name="T192">o</text:span><text:span text:style-name="T69">pen</text:span><text:span text:style-name="T123">ssl</text:span></text:p>
      <text:p text:style-name="P40"><text:span text:style-name="T131">~</text:span><text:span text:style-name="T69">$ sudo apt install </text:span><text:span text:style-name="T123">libssl-dev</text:span></text:p>
      <text:p text:style-name="P40"><text:span text:style-name="T131">~</text:span><text:span text:style-name="T69">$ sudo apt install python3-simplejson</text:span></text:p>
      <text:p text:style-name="P37"><text:span text:style-name="T131">~</text:span><text:span text:style-name="T69">$ sudo apt install python3-cachetools</text:span></text:p>
      <text:p text:style-name="P37"><text:soft-page-break/><text:span text:style-name="T131">~</text:span><text:span text:style-name="T69">$ sudo apt install python3-xmltodict</text:span></text:p>
      <text:p text:style-name="P37"><text:span text:style-name="T131">~</text:span><text:span text:style-name="T69">$ sudo apt install python3-openssl</text:span></text:p>
      <text:p text:style-name="P49">Or</text:p>
      <text:p text:style-name="P37"><text:span text:style-name="T131">~</text:span><text:span text:style-name="T69">$ </text:span>sudo apt install <text:span text:style-name="T192">openssl libssl-dev </text:span>python3-simplejson python3-cachetools python3-xmltodict python3-openssl</text:p>
      <text:p text:style-name="P50">Odoo <text:span text:style-name="T186">CCU POS </text:span><text:span text:style-name="T189">also requires the rust language for some cryptographic libraries</text:span>. <text:span text:style-name="T189">The recommended way to install rust in Ubuntu is using curl.</text:span></text:p>
      <text:p text:style-name="P37"><text:span text:style-name="T131">~</text:span><text:span text:style-name="T69">$ sudo apt install curl</text:span></text:p>
      <text:p text:style-name="P37"><text:span text:style-name="T131">~</text:span><text:span text:style-name="T69">$ curl https://sh.rustup.rs -sSf | sh</text:span></text:p>
      <text:p text:style-name="P37"><text:span text:style-name="T131">~</text:span><text:span text:style-name="T69">$ source $HOME/.cargo/env</text:span></text:p>
      <text:p text:style-name="P51">After the installation is finished, it is time to test it. So we are going to write the typical program to start with any programming language. <text:span text:style-name="T101">So</text:span> open <text:span text:style-name="T190">y</text:span>our favorite editor and create the following file <text:span text:style-name="T191">(“rust_example.rs”)</text:span>:</text:p>
      <text:p text:style-name="P38">// <text:span text:style-name="T190">The most basic rust application</text:span></text:p>
      <text:p text:style-name="P38"><text:s/></text:p>
      <text:p text:style-name="P38">fn main() {</text:p>
      <text:p text:style-name="P38"><text:s text:c="9"/>println!("<text:span text:style-name="T190">Basic Rust Application</text:span>");</text:p>
      <text:p text:style-name="P38"><text:s text:c="9"/>println!("*** <text:span text:style-name="T122">Hello World </text:span>***");</text:p>
      <text:p text:style-name="P38">}</text:p>
      <text:p text:style-name="P52"><text:span text:style-name="T191">Now execute the next command to run it.</text:span></text:p>
      <text:p text:style-name="P39"><text:span text:style-name="T191">~$ rustc rust_example.rs</text:span></text:p>
      <text:p text:style-name="P52">If everything has gone well we will see that the terminal will not show us anything <text:span text:style-name="T191">(if there is an error, you will see a message about it)</text:span> <text:span text:style-name="T191">and an executable file was created along the source file</text:span>. <text:span text:style-name="T191">Execute it to see our first rust program.</text:span></text:p>
      <text:p text:style-name="P39">~$ ./rust_example</text:p>
      <text:p text:style-name="P39">Basic Rust Application</text:p>
      <text:p text:style-name="P39">*** Hello World ***</text:p>
      <text:p text:style-name="P39">~$ </text:p>
      <text:h text:style-name="P48" text:outline-level="2">Step <text:span text:style-name="T88">5</text:span>: Clone <text:span text:style-name="T184">CCU </text:span>Odoo <text:span text:style-name="T184">POS </text:span><text:span text:style-name="T188">repositories</text:span></text:h>
      <text:p text:style-name="P31">After completing the installation of dependencies the next is to clone Odoo 1<text:span text:style-name="T155">4</text:span> <text:span text:style-name="T184">CCU POS </text:span><text:span text:style-name="T188">and other modules repositories</text:span>. Before cloning, you need to ensure that git is installed. You can install it from the below command<text:span text:style-name="T188">s</text:span>.</text:p>
      <text:p text:style-name="P18"><text:span text:style-name="T132">~</text:span><text:span text:style-name="T70">$ </text:span>sudo apt-get install git</text:p>
      <text:p text:style-name="P19">~$ cd odoo/odoo1<text:span text:style-name="T155">4</text:span>_<text:span text:style-name="T151">c</text:span><text:span text:style-name="T183">cu_pos</text:span></text:p>
      <text:p text:style-name="P36"><text:span text:style-name="T132">~/odoo/odoo1</text:span><text:span text:style-name="T155">4</text:span><text:span text:style-name="T132">_</text:span><text:span text:style-name="T120">ccu_pos</text:span>$ git clone https://www.github.com/odoo/odoo --depth 1 --branch 1<text:span text:style-name="T155">4</text:span>.0 --single-branch</text:p>
      <text:p text:style-name="P18"><text:span text:style-name="T132">~/odoo/odoo1</text:span><text:span text:style-name="T155">4</text:span><text:span text:style-name="T132">_</text:span><text:span text:style-name="T151">c</text:span><text:span text:style-name="T116">cu_pos</text:span>$ git clone http://gitlab.ccu.cl/odoo-pos/odoo14-enterprise.git </text:p>
      <text:p text:style-name="P22"><text:span text:style-name="T132">~/odoo/odoo1</text:span><text:span text:style-name="T155">4</text:span><text:span text:style-name="T132">_</text:span><text:span text:style-name="T151">c</text:span><text:span text:style-name="T116">cu_pos</text:span>$ git clone http://gitlab.ccu.cl/odoo-pos/odoo-pos.git</text:p>
      <text:p text:style-name="P22"><text:span text:style-name="T132">~/odoo/odoo1</text:span><text:span text:style-name="T155">4</text:span><text:span text:style-name="T132">_</text:span><text:span text:style-name="T151">c</text:span><text:span text:style-name="T116">cu_pos</text:span>$ <text:span text:style-name="T187">mkdir OCA</text:span></text:p>
      <text:p text:style-name="P22"><text:span text:style-name="T132">~/odoo/odoo1</text:span><text:span text:style-name="T155">4</text:span><text:span text:style-name="T132">_</text:span><text:span text:style-name="T151">c</text:span><text:span text:style-name="T116">cu_pos</text:span>$ <text:span text:style-name="T119">cd OCA</text:span></text:p>
      <text:p text:style-name="P36"><text:soft-page-break/><text:span text:style-name="T132">~/odoo/odoo1</text:span><text:span text:style-name="T155">4</text:span><text:span text:style-name="T132">_</text:span><text:span text:style-name="T151">c</text:span><text:span text:style-name="T116">cu_pos/</text:span><text:span text:style-name="T119">OCA</text:span>$ git clone <text:span text:style-name="T119">https://github.com/OCA/connector.git</text:span> --depth 1 --branch <text:span text:style-name="T120">14.0</text:span> --single-branch</text:p>
      <text:p text:style-name="P36"><text:span text:style-name="T132">~/odoo/odoo1</text:span><text:span text:style-name="T155">4</text:span><text:span text:style-name="T132">_</text:span><text:span text:style-name="T151">c</text:span><text:span text:style-name="T116">cu_pos/</text:span><text:span text:style-name="T119">OCA</text:span>$ git clone <text:span text:style-name="T119">https://github.com/OCA/queue.git</text:span> --depth 1 --branch <text:span text:style-name="T120">14.0</text:span> --single-branch</text:p>
      <text:p text:style-name="P36"><text:span text:style-name="T132">~/odoo/odoo1</text:span><text:span text:style-name="T155">4</text:span><text:span text:style-name="T132">_</text:span><text:span text:style-name="T151">c</text:span><text:span text:style-name="T116">cu_pos/</text:span><text:span text:style-name="T119">OCA</text:span>$ git clone <text:span text:style-name="T119">https://github.com/OCA/rest-framework.git</text:span> --depth 1 --branch <text:span text:style-name="T120">14.0</text:span> –single-branch</text:p>
      <text:h text:style-name="P44" text:outline-level="2">Step <text:span text:style-name="T88">6</text:span>: <text:span text:style-name="T88">Create a Python Virtual Environment</text:span></text:h>
      <text:p text:style-name="P35"><text:span text:style-name="T11">Now, I will </text:span><text:span text:style-name="T9">create a python virtual environment and install the </text:span><text:span text:style-name="T10">python library </text:span><text:span text:style-name="T9">dependencies using </text:span><text:span text:style-name="T19">the </text:span><text:span text:style-name="T9">pip3 </text:span><text:span text:style-name="T19">command</text:span><text:span text:style-name="T9">. </text:span><text:span text:style-name="T20">Od</text:span><text:span text:style-name="T21">o</text:span><text:span text:style-name="T20">o 14 re</text:span><text:span text:style-name="T12">q</text:span><text:span text:style-name="T20">uirements.txt file is missing so I going to use the file from a other install. </text:span><text:span text:style-name="T19">F</text:span><text:span text:style-name="T9">or that run the below commands.</text:span></text:p>
      <text:p text:style-name="P18"><text:span text:style-name="T129">~</text:span><text:span text:style-name="T69">$ </text:span>sudo apt install python3-pip</text:p>
      <text:p text:style-name="P20">~$ <text:span text:style-name="T150">sudo </text:span>apt-get install python3-venv</text:p>
      <text:p text:style-name="P18"><text:span text:style-name="T134">~$ cd odoo/odoo1</text:span><text:span text:style-name="T117">4</text:span><text:span text:style-name="T134">_</text:span><text:span text:style-name="T117">ccu_pos</text:span></text:p>
      <text:p text:style-name="P18"><text:span text:style-name="T134">~/odoo/odoo1</text:span><text:span text:style-name="T117">4</text:span><text:span text:style-name="T134">_</text:span><text:span text:style-name="T117">ccu_pos</text:span><text:span text:style-name="T134">$ python3 -m venv </text:span><text:span text:style-name="T110">environment</text:span></text:p>
      <text:p text:style-name="P18"><text:span text:style-name="T134">~/odoo/odoo1</text:span><text:span text:style-name="T117">4</text:span><text:span text:style-name="T134">_</text:span><text:span text:style-name="T117">ccu_pos</text:span><text:span text:style-name="T134">$ source </text:span><text:span text:style-name="T110">environment</text:span><text:span text:style-name="T134">/bin/activate</text:span></text:p>
      <text:p text:style-name="P18"><text:span text:style-name="T134">(</text:span><text:span text:style-name="T110">environment</text:span><text:span text:style-name="T134">) ~/odoo/odoo1</text:span><text:span text:style-name="T117">4</text:span><text:span text:style-name="T134">_</text:span><text:span text:style-name="T117">ccu_pos</text:span><text:span text:style-name="T134">$ pip3 install setuptools wheel</text:span></text:p>
      <text:p text:style-name="P18"><text:span text:style-name="T134">(</text:span><text:span text:style-name="T110">environment</text:span><text:span text:style-name="T134">) ~/odoo/odoo1</text:span><text:span text:style-name="T117">4</text:span><text:span text:style-name="T134">_</text:span><text:span text:style-name="T117">ccu_pos</text:span><text:span text:style-name="T134">$ pip3 install -r </text:span><text:span text:style-name="T184">odoo</text:span><text:span text:style-name="T146">/</text:span><text:span text:style-name="T134">requirements.txt</text:span></text:p>
      <text:p text:style-name="P21"><text:span text:style-name="T134">(</text:span><text:span text:style-name="T110">environment</text:span><text:span text:style-name="T134">) ~/odoo/odoo1</text:span><text:span text:style-name="T117">4</text:span><text:span text:style-name="T134">_</text:span><text:span text:style-name="T117">ccu_pos</text:span><text:span text:style-name="T134">$ pip3 install -r </text:span><text:span text:style-name="T118">OCA</text:span><text:span text:style-name="T184">/</text:span><text:span text:style-name="T121">connector</text:span><text:span text:style-name="T146">/</text:span><text:span text:style-name="T134">requirements.txt</text:span></text:p>
      <text:p text:style-name="P21"><text:span text:style-name="T134">(</text:span><text:span text:style-name="T110">environment</text:span><text:span text:style-name="T134">) ~/odoo/odoo1</text:span><text:span text:style-name="T117">4</text:span><text:span text:style-name="T134">_</text:span><text:span text:style-name="T117">ccu_pos</text:span><text:span text:style-name="T134">$ pip3 install -r </text:span><text:span text:style-name="T118">OCA</text:span><text:span text:style-name="T184">/</text:span><text:span text:style-name="T121">queue</text:span><text:span text:style-name="T146">/</text:span><text:span text:style-name="T134">requirements.txt</text:span></text:p>
      <text:p text:style-name="P21"><text:span text:style-name="T134">(</text:span><text:span text:style-name="T110">environment</text:span><text:span text:style-name="T134">) ~/odoo/odoo1</text:span><text:span text:style-name="T117">4</text:span><text:span text:style-name="T134">_</text:span><text:span text:style-name="T117">ccu_pos</text:span><text:span text:style-name="T134">$ pip3 install -r </text:span><text:span text:style-name="T118">OCA</text:span><text:span text:style-name="T184">/</text:span><text:span text:style-name="T121">rest-framework</text:span><text:span text:style-name="T146">/</text:span><text:span text:style-name="T134">requirements.txt</text:span></text:p>
      <text:p text:style-name="P21"><text:span text:style-name="T134">(</text:span><text:span text:style-name="T110">environment</text:span><text:span text:style-name="T134">) ~/odoo/odoo1</text:span><text:span text:style-name="T117">4</text:span><text:span text:style-name="T134">_</text:span><text:span text:style-name="T117">ccu_pos</text:span><text:span text:style-name="T134">$ pip3 install setuptools_rust</text:span></text:p>
      <text:p text:style-name="P41"><text:span text:style-name="T134">(</text:span><text:span text:style-name="T110">environment</text:span><text:span text:style-name="T134">) ~/odoo/odoo1</text:span><text:span text:style-name="T117">4</text:span><text:span text:style-name="T134">_</text:span><text:span text:style-name="T117">ccu_pos</text:span><text:span text:style-name="T134">$ pip3 install </text:span><text:span text:style-name="T118">pyopenssl</text:span></text:p>
      <text:p text:style-name="P41"><text:span text:style-name="T134">(</text:span><text:span text:style-name="T110">environment</text:span><text:span text:style-name="T134">) ~/odoo/odoo1</text:span><text:span text:style-name="T117">4</text:span><text:span text:style-name="T134">_</text:span><text:span text:style-name="T117">ccu_pos</text:span><text:span text:style-name="T134">$ pip3 install signxml</text:span></text:p>
      <text:p text:style-name="P21"><text:span text:style-name="T134">(</text:span><text:span text:style-name="T110">environment</text:span><text:span text:style-name="T134">) ~/odoo/odoo1</text:span><text:span text:style-name="T117">4</text:span><text:span text:style-name="T134">_</text:span><text:span text:style-name="T117">ccu_pos</text:span><text:span text:style-name="T134">$ pip3 install pdf417gen</text:span></text:p>
      <text:p text:style-name="P21"><text:span text:style-name="T134">(</text:span><text:span text:style-name="T110">environment</text:span><text:span text:style-name="T134">) ~/odoo/odoo1</text:span><text:span text:style-name="T117">4</text:span><text:span text:style-name="T134">_</text:span><text:span text:style-name="T117">ccu_pos</text:span><text:span text:style-name="T134">$ pip3 install </text:span><text:span text:style-name="T118">simplejson</text:span></text:p>
      <text:p text:style-name="P21"><text:span text:style-name="T134">(</text:span><text:span text:style-name="T110">environment</text:span><text:span text:style-name="T134">) ~/odoo/odoo1</text:span><text:span text:style-name="T117">4</text:span><text:span text:style-name="T134">_</text:span><text:span text:style-name="T117">ccu_pos</text:span><text:span text:style-name="T134">$ pip3 install </text:span><text:span text:style-name="T118">crypto</text:span></text:p>
      <text:p text:style-name="P21"><text:span text:style-name="T134">(</text:span><text:span text:style-name="T110">environment</text:span><text:span text:style-name="T134">) ~/odoo/odoo1</text:span><text:span text:style-name="T117">4</text:span><text:span text:style-name="T134">_</text:span><text:span text:style-name="T117">ccu_pos</text:span><text:span text:style-name="T134">$ </text:span><text:span text:style-name="T113">cd odoo</text:span></text:p>
      <text:p text:style-name="P18"><text:span text:style-name="T134">(</text:span><text:span text:style-name="T110">environment</text:span><text:span text:style-name="T134">) ~/odoo/odoo1</text:span><text:span text:style-name="T117">4</text:span><text:span text:style-name="T134">_</text:span><text:span text:style-name="T117">ccu_pos</text:span><text:span text:style-name="T134">/</text:span><text:span text:style-name="T147">odoo</text:span><text:span text:style-name="T134">$ python</text:span><text:span text:style-name="T193">3</text:span><text:span text:style-name="T134"> setup.py install</text:span></text:p>
      <text:p text:style-name="P28"><text:span text:style-name="T134">(</text:span><text:span text:style-name="T110">environment</text:span><text:span text:style-name="T134">) ~/odoo/odoo1</text:span><text:span text:style-name="T117">4</text:span><text:span text:style-name="T134">_</text:span><text:span text:style-name="T117">ccu_pos</text:span><text:span text:style-name="T134">/odoo$ deactivate</text:span></text:p>
      <text:h text:style-name="P44" text:outline-level="2">Step <text:span text:style-name="T88">7</text:span>: Configure Odoo</text:h>
      <text:p text:style-name="P27">We have done installing Odoo 1<text:span text:style-name="T100">4</text:span> <text:span text:style-name="T193">CCU POS </text:span>components, now we have to configure <text:span text:style-name="T102">Odoo</text:span>. For that I will create a configuration file for running Odoo. There will be a configuration file that comes with Odoo we have to copy that file to a more appropriate location. Run the following command for copying the log file <text:span text:style-name="T135">and edit it</text:span>.</text:p>
      <text:p text:style-name="P15"><text:span text:style-name="T157">~/odoo/odoo1</text:span><text:span text:style-name="T166">4</text:span><text:span text:style-name="T157">_</text:span><text:span text:style-name="T158">c</text:span><text:span text:style-name="T167">cu_pos</text:span><text:span text:style-name="T157">/odoo</text:span><text:span text:style-name="T159">$ </text:span><text:span text:style-name="T160">cd ..</text:span></text:p>
      <text:p text:style-name="P15"><text:span text:style-name="T157">~/odoo/odoo1</text:span><text:span text:style-name="T166">4</text:span><text:span text:style-name="T157">_</text:span><text:span text:style-name="T158">c</text:span><text:span text:style-name="T161">cu_pos</text:span><text:span text:style-name="T160">$ </text:span><text:span text:style-name="T156">cp ./odoo/debian/odoo.conf .</text:span></text:p>
      <text:p text:style-name="P16"><text:span text:style-name="T162">~/odoo/odoo1</text:span><text:span text:style-name="T168">4</text:span><text:span text:style-name="T162">_</text:span><text:span text:style-name="T163">c</text:span><text:span text:style-name="T169">cu_pos</text:span><text:span text:style-name="T164">$ </text:span><text:span text:style-name="T165">nano odoo.conf</text:span></text:p>
      <text:p text:style-name="Text_20_body">Alter the configuration file as shown below <text:span text:style-name="T148">(replace &lt;~&gt; with your home folder)</text:span>.</text:p>
      <text:p text:style-name="P4">[options]</text:p>
      <text:p text:style-name="P4">; This is the password that allows database operations:</text:p>
      <text:p text:style-name="P4">; admin_passwd = admin</text:p>
      <text:p text:style-name="P4">db_host = <text:span text:style-name="T142">localhost</text:span></text:p>
      <text:p text:style-name="P4"><text:soft-page-break/>db_port = <text:span text:style-name="T142">5432</text:span></text:p>
      <text:p text:style-name="P4">db_user = odoo</text:p>
      <text:p text:style-name="P4"><text:span text:style-name="T136">db_password = </text:span><text:span text:style-name="T137">&lt;your postgreSQL user password&gt;</text:span></text:p>
      <text:p text:style-name="P11"><text:span text:style-name="T170">d</text:span><text:span text:style-name="T171">b_name = odoo1</text:span><text:span text:style-name="T173">4</text:span><text:span text:style-name="T171">_c</text:span><text:span text:style-name="T172">cu_pos</text:span></text:p>
      <text:p text:style-name="P6">log_level = info</text:p>
      <text:p text:style-name="P14"><text:span text:style-name="T174">logfile = </text:span><text:span text:style-name="T175">&lt;</text:span><text:span text:style-name="T176">~</text:span><text:span text:style-name="T175">&gt;</text:span><text:span text:style-name="T174">/</text:span><text:span text:style-name="T176">odoo/</text:span><text:span text:style-name="T174">odoo</text:span><text:span text:style-name="T177">1</text:span><text:span text:style-name="T179">4</text:span><text:span text:style-name="T177">_</text:span><text:span text:style-name="T178">c</text:span><text:span text:style-name="T180">cu_pos</text:span><text:span text:style-name="T174">/odoo.log</text:span></text:p>
      <text:p text:style-name="P6">max_cron_threads = 1</text:p>
      <text:p text:style-name="P6"># workers = <text:s/>(2 x # of proc + 1)</text:p>
      <text:p text:style-name="P6">workers = 3</text:p>
      <text:p text:style-name="P5"><text:span text:style-name="T143"># Update the addons_path with </text:span><text:span text:style-name="T144">all </text:span><text:span text:style-name="T143">the subdirectories </text:span><text:span text:style-name="T144">that have odoo modules</text:span></text:p>
      <text:p text:style-name="P42"><text:span text:style-name="T181">addons_path = </text:span><text:span text:style-name="T182">&lt;~&gt;</text:span><text:span text:style-name="T181">/odoo/odoo14_ccu_pos/odoo/addons,</text:span><text:span text:style-name="T182">&lt;~&gt;</text:span><text:span text:style-name="T181">/odoo/odoo14_ccu_pos/odoo14-enterprise,</text:span><text:span text:style-name="T182">&lt;~&gt;</text:span><text:span text:style-name="T181">/odoo/odoo14_ccu_pos/OCA,</text:span><text:span text:style-name="T182">&lt;~&gt;</text:span><text:span text:style-name="T181">/odoo/odoo14_ccu_pos/odoo-pos/src/custom-addons</text:span></text:p>
      <text:p text:style-name="Text_20_body">And press Ctrl+O to save the file and Ctrl+X to exit nano editor. The configuration file should have at least the following parameters:</text:p>
      <text:list xml:id="list2652216740" text:style-name="L1">
        <text:list-item>
          <text:p text:style-name="P55"><text:span text:style-name="T4">admin_passwd: </text:span>admin password for PostgreSQL database</text:p>
        </text:list-item>
        <text:list-item>
          <text:p text:style-name="P55"><text:span text:style-name="T4">db_host: </text:span>specify the database host</text:p>
        </text:list-item>
        <text:list-item>
          <text:p text:style-name="P55"><text:span text:style-name="T4">db_port:</text:span> specify the database port</text:p>
        </text:list-item>
        <text:list-item>
          <text:p text:style-name="P55"><text:span text:style-name="T4">db_user:</text:span> specify the database user name</text:p>
        </text:list-item>
        <text:list-item>
          <text:p text:style-name="P55"><text:span text:style-name="T4">db_password:</text:span> specify the database password</text:p>
        </text:list-item>
        <text:list-item>
          <text:p text:style-name="P55"><text:span text:style-name="T4">addons_path: </text:span>specify additional addons paths (separated by commas)</text:p>
        </text:list-item>
        <text:list-item>
          <text:p text:style-name="P55"><text:span text:style-name="T4">logfile:</text:span> Specify the log file to store the log details.</text:p>
        </text:list-item>
      </text:list>
      <text:h text:style-name="Heading_20_2" text:outline-level="2">Step <text:span text:style-name="T90">8</text:span>: Configure Odoo Service</text:h>
      <text:p text:style-name="Text_20_body">After done creating the configuration file, we <text:span text:style-name="T140">will</text:span> create a service to run Odoo, for that, create a new file for service named “odoo<text:span text:style-name="T140">1</text:span><text:span text:style-name="T100">4</text:span><text:span text:style-name="T140">_</text:span><text:span text:style-name="T151">c</text:span><text:span text:style-name="T194">cu_pos</text:span>.service” in the directory /etc/systemd/system/ by running the following command.</text:p>
      <text:p text:style-name="Bloque_20_de_20_Código"><text:span text:style-name="T70">$ </text:span>sudo nano /etc/systemd/system/odoo<text:span text:style-name="T72">1</text:span><text:span text:style-name="T115">4</text:span><text:span text:style-name="T72">_</text:span><text:span text:style-name="T151">c</text:span><text:span text:style-name="T124">cu_pos</text:span>.service</text:p>
      <text:p text:style-name="P29">Set content of the file as follows <text:span text:style-name="T148">(replace &lt;~&gt; with your home folder)</text:span></text:p>
      <text:p text:style-name="Bloque_20_de_20_Código">[Unit]</text:p>
      <text:p text:style-name="Bloque_20_de_20_Código">Description=Odoo <text:span text:style-name="T72">1</text:span><text:span text:style-name="T115">4</text:span><text:span text:style-name="T114"> Community Edition</text:span></text:p>
      <text:p text:style-name="Bloque_20_de_20_Código">Documentation=http://www.odoo.com</text:p>
      <text:p text:style-name="Bloque_20_de_20_Código">[Service]</text:p>
      <text:p text:style-name="Bloque_20_de_20_Código"># Ubuntu/Debian convention:</text:p>
      <text:p text:style-name="Bloque_20_de_20_Código">Type=simple</text:p>
      <text:p text:style-name="Bloque_20_de_20_Código">User=<text:span text:style-name="T140">&lt;your linux user&gt;</text:span></text:p>
      <text:p text:style-name="P9"><text:span text:style-name="T76">ExecStart=</text:span><text:span text:style-name="T78">&lt;~&gt;</text:span><text:span text:style-name="T76">/odoo/</text:span><text:span text:style-name="T77">odoo1</text:span><text:span text:style-name="T125">4</text:span><text:span text:style-name="T77">_</text:span><text:span text:style-name="T81">c</text:span><text:span text:style-name="T82">cu_pos</text:span><text:span text:style-name="T78">/</text:span><text:span text:style-name="T79">environment/bin/</text:span><text:span text:style-name="T80">odoo</text:span><text:span text:style-name="T76"> -c </text:span><text:span text:style-name="T78">&lt;~&gt;</text:span><text:span text:style-name="T76">/</text:span><text:span text:style-name="T78">odoo/odoo1</text:span><text:span text:style-name="T125">4</text:span><text:span text:style-name="T78">_</text:span><text:span text:style-name="T81">c</text:span><text:span text:style-name="T126">cu_pos</text:span><text:span text:style-name="T78">/</text:span><text:span text:style-name="T76">odoo.conf</text:span></text:p>
      <text:p text:style-name="Bloque_20_de_20_Código">[Install]</text:p>
      <text:p text:style-name="Bloque_20_de_20_Código">WantedBy=default.target</text:p>
      <text:p text:style-name="Text_20_body">And press Ctrl+O to save the file and Ctrl+X to exit nano editor.</text:p>
      <text:p text:style-name="Text_20_body">After creating the service file we have to <text:span text:style-name="T140">change it to executable and </text:span>provide full access rights to this file for the root user, for that, run the following command<text:span text:style-name="T140">s</text:span>.</text:p>
      <text:p text:style-name="Bloque_20_de_20_Código"><text:soft-page-break/><text:span text:style-name="T70">$ </text:span>sudo chmod 755 /etc/systemd/system/odoo<text:span text:style-name="T72">1</text:span><text:span text:style-name="T115">4</text:span><text:span text:style-name="T72">_</text:span><text:span text:style-name="T151">c</text:span><text:span text:style-name="T194">cu_pos</text:span>.service</text:p>
      <text:p text:style-name="Bloque_20_de_20_Código"><text:span text:style-name="T70">$ </text:span>sudo chown root: /etc/systemd/system/odoo<text:span text:style-name="T72">1</text:span><text:span text:style-name="T115">4</text:span><text:span text:style-name="T72">_</text:span><text:span text:style-name="T151">c</text:span><text:span text:style-name="T194">cu_pos</text:span>.service</text:p>
      <text:h text:style-name="Heading_20_2" text:outline-level="2">Step <text:span text:style-name="T90">9</text:span>: Test Installation</text:h>
      <text:p text:style-name="Text_20_body">We have done creating the Odoo service and Odoo installation. Now we have to start the Odoo service we have created for that run, using the following command.</text:p>
      <text:p text:style-name="Bloque_20_de_20_Código"><text:span text:style-name="T70">$ </text:span>systemctl start odoo<text:span text:style-name="T73">1</text:span><text:span text:style-name="T115">4</text:span><text:span text:style-name="T73">_</text:span><text:span text:style-name="T151">c</text:span><text:span text:style-name="T194">cu_pos</text:span>.service</text:p>
      <text:p text:style-name="Text_20_body">In order to check the log file you can run the following command, from that you will be able to see the log running Odoo.</text:p>
      <text:p text:style-name="P7"><text:span text:style-name="T70">$ </text:span>systemctl stat<text:span text:style-name="T140">us</text:span> odoo<text:span text:style-name="T73">1</text:span><text:span text:style-name="T115">4</text:span><text:span text:style-name="T73">_</text:span><text:span text:style-name="T151">c</text:span><text:span text:style-name="T124">cu_pos</text:span>.service</text:p>
      <text:p text:style-name="Text_20_body"><text:span text:style-name="T141">And f</text:span>or <text:span text:style-name="T141">stop </text:span>the Odoo service, we have to run the following command.</text:p>
      <text:p text:style-name="P8"><text:span text:style-name="T70">$ </text:span>systemctl st<text:span text:style-name="T145">op</text:span> odoo<text:span text:style-name="T73">1</text:span><text:span text:style-name="T115">4</text:span><text:span text:style-name="T73">_</text:span><text:span text:style-name="T151">ce</text:span>.service</text:p>
      <text:p text:style-name="P53">We have completed the <text:span text:style-name="T99">O</text:span>doo installation. <text:span text:style-name="T141">N</text:span>ow <text:span text:style-name="T141">f</text:span>or accessing Odoo, open a browser window and enter the following address in the address bar; “<text:span text:style-name="T197">http://&lt;VM_IP_address&gt;:8069</text:span>” <text:span text:style-name="T196">(</text:span><text:span text:style-name="T104">in </text:span><text:span text:style-name="T196">the host) </text:span>or “<text:span text:style-name="T197">http://localhost:8069</text:span>” <text:span text:style-name="T196">(in the VM).</text:span></text:p>
      <text:p text:style-name="P56">If everything is working properly the page will be redirected to Odoo’s database creation page. If you want to change the default port number from 8069 you have to change it in the configuration file.</text:p>
      <text:p text:style-name="P54"><text:span text:style-name="T195">Now you have an empty Odoo CCU POS ambient where you can activate </text:span><text:span text:style-name="T103">the</text:span><text:span text:style-name="T195"> needed modules and start </text:span><text:span text:style-name="T196">to navigate between Odoo pages to configure it. But is better to install a working copy of a production or test database. </text:span></text:p>
      <text:p text:style-name="P54"><text:span text:style-name="T105">If you have a DB copy, use the database manager of Odoo in “</text:span><text:a xlink:type="simple" xlink:href="http://localhost:8069/web/database/manager" text:style-name="Internet_20_link" text:visited-style-name="Visited_20_Internet_20_Link"><text:span text:style-name="T105">http://localhost:8069/web/database/manager</text:span></text:a><text:span text:style-name="T105">” and follow the instructions to restore it (use a different DB name, for example odoo14_ccu_pos_dev). Then modify the odoo.conf file changing the line “db_name = odoo14_ccu_pos” to “db_name = odoo14_ccu_pos, odoo14_ccu_pos_dev”. Start the odoo service, navigate to odoo and select the DB copy instead of the original DB (you will need a valid user and password to enter).</text:span></text:p>
      <text:h text:style-name="P23" text:outline-level="1">Appendix A, <text:span text:style-name="T83">A</text:span>llow remote connections to PostgreSQL database server <text:span text:style-name="T148">(WIP)</text:span></text:h>
      <text:p text:style-name="Text_20_body">After installing PostgreSQL database server, remote access mode is disabled by default for security reasons. However, sometimes you may want to allow remote connections to PostgreSQL database server from other locations, your home or office for example. In the next few lines I’ll guide you to do just that.</text:p>
      <text:h text:style-name="P46" text:outline-level="2">Connect to the Remote Server</text:h>
      <text:p text:style-name="Text_20_body">First things first, you need to login to the remote server:</text:p>
      <text:p text:style-name="Bloque_20_de_20_Código">$ ssh praffo@172.17.87.92</text:p>
      <text:h text:style-name="P45" text:outline-level="2"><text:bookmark text:name="more-836"/>Change the Listen Address</text:h>
      <text:p text:style-name="Text_20_body"><text:span text:style-name="T44">By default, PostgreSQL DB server listen address is set to the </text:span><text:bookmark text:name="crayon-5df7c06de5944422504686"/><text:span text:style-name="T45">'localhost'</text:span><text:span text:style-name="T44"> , and we need to change it so it accepts connection from any IP address; or you can use comma separated list of addresses. </text:span><text:span text:style-name="T46">First execute find to locate the postgresql.conf file.</text:span></text:p>
      <text:p text:style-name="Bloque_20_de_20_Código"><text:span text:style-name="T8">$ </text:span><text:span text:style-name="T6">sudo find / -name "p</text:span><text:span text:style-name="T7">ostgresql</text:span><text:span text:style-name="T6">.conf"</text:span></text:p>
      <text:p text:style-name="Bloque_20_de_20_Código"><text:span text:style-name="T8">$ sudo nano /etc/postgresql/10/main/p</text:span><text:span text:style-name="T7">ostgresql</text:span><text:span text:style-name="T8">.conf</text:span></text:p>
      <text:p text:style-name="P25"/>
      <text:p text:style-name="Text_20_body"><text:span text:style-name="T46">Change the line </text:span><text:span text:style-name="T47">similar t</text:span><text:span text:style-name="T46">hat start with “listen_addresses” (or add it) so it say ‘*’ </text:span><text:span text:style-name="T47">(i.e. it must be “listen_addresses = ‘*’”)</text:span><text:span text:style-name="T46">. With this you can connect to PostgreSQL from any client computer, but you also can use a comma separated list of IP address to limit it.</text:span></text:p>
      <text:h text:style-name="P45" text:outline-level="2">Open PostgreSQL to the World</text:h>
      <text:p text:style-name="Text_20_body">In this step, you need to allow remote connections to actually reach your PostgreSQL server. </text:p>
      <text:p text:style-name="Bloque_20_de_20_Código"><text:span text:style-name="T8">$ </text:span><text:span text:style-name="T6">sudo find / -name "p</text:span><text:span text:style-name="T7">g_hba</text:span><text:span text:style-name="T6">.conf"</text:span></text:p>
      <text:p text:style-name="Bloque_20_de_20_Código"><text:span text:style-name="T8">$ sudo nano /etc/postgresql/10/main/p</text:span><text:span text:style-name="T7">g_hba</text:span><text:span text:style-name="T8">.conf</text:span></text:p>
      <text:p text:style-name="P25"/>
      <text:p text:style-name="Text_20_body"><text:span text:style-name="T71">Locate a line that is similar to: “host all all 127.0.0.1/32 md5”. </text:span>To allow connections from absolutely any address with password authentication <text:span text:style-name="T71">change 127.0.0.1/32 by 0.0.0.0/0. You can use other IP mask t limit it (a zero allow all values).</text:span></text:p>
      <text:p text:style-name="Text_20_body">If also exists a line similar to “host replication all 127.0.0.1/32 md5” change it IP too.</text:p>
      <text:h text:style-name="P45" text:outline-level="2">Restart</text:h>
      <text:p text:style-name="Text_20_body">You have made it! Just make sure to restart your PostgreSQL instance before leaving remote SSH session.</text:p>
      <text:p text:style-name="Bloque_20_de_20_Código"><text:span text:style-name="T8">$ </text:span><text:span text:style-name="T46">/etc/init.d/postgresql restart</text:span></text:p>
      <text:p text:style-name="Text_20_body"><text:soft-page-break/>Now you should be able to connect to the PostgreSQL instance with any DB <text:span text:style-name="T71">client</text:span>.</text:p>
      <text:h text:style-name="P47" text:outline-level="2">Grant Access to Tables</text:h>
      <text:p text:style-name="Text_20_body"><text:span text:style-name="T55">To grant access to perform queries to odoo</text:span><text:span text:style-name="T57">1</text:span><text:span text:style-name="T58">4</text:span><text:span text:style-name="T55"> database tables </text:span><text:span text:style-name="T56">with a different user</text:span><text:span text:style-name="T55"> you must </text:span><text:span text:style-name="T56">do:</text:span><text:span text:style-name="T55"> </text:span></text:p>
      <text:p text:style-name="Bloque_20_de_20_Código"><text:span text:style-name="T8">$ </text:span><text:span text:style-name="T48">s</text:span><text:span text:style-name="T49">udo su – </text:span><text:span text:style-name="T50">postgres</text:span></text:p>
      <text:p text:style-name="Bloque_20_de_20_Código">$ psql</text:p>
      <text:p text:style-name="Bloque_20_de_20_Código"># \l</text:p>
      <text:p text:style-name="Bloque_20_de_20_Código"><text:span text:style-name="T59"># \c odoo</text:span><text:span text:style-name="T60">1</text:span><text:span text:style-name="T62">4</text:span></text:p>
      <text:p text:style-name="Bloque_20_de_20_Código"><text:span text:style-name="T59"># GRANT ALL PRIVILEGES ON DATABASE odoo</text:span><text:span text:style-name="T60">1</text:span><text:span text:style-name="T62">4</text:span><text:span text:style-name="T59"> TO </text:span><text:span text:style-name="T61">&lt;username&gt;</text:span><text:span text:style-name="T59">;</text:span></text:p>
      <text:p text:style-name="Bloque_20_de_20_Código"># GRANT ALL PRIVILEGES ON ALL TABLES ON SCHEMA public TO <text:span text:style-name="T73">&lt;username&gt;</text:span>;</text:p>
      <text:p text:style-name="Text_20_body"><text:span text:style-name="T56">If you install, uninstall or change a module, so there is a change in the odoo</text:span><text:span text:style-name="T57">12</text:span><text:span text:style-name="T56"> database, you must rerun the prior commands to access the changed tables.</text:span></text:p>
      <text:h text:style-name="P24" text:outline-level="1"><text:span text:style-name="T40">A</text:span><text:span text:style-name="T41">ppendix B, Install Third Part Modules in Odoo </text:span><text:span text:style-name="T43">(WIP)</text:span></text:h>
      <text:p text:style-name="Text_20_body">You may need install third part modules or your own custom modules, for that is recommended create separated directories to differenciate them. For example:</text:p>
      <text:p text:style-name="Bloque_20_de_20_Código"><text:span text:style-name="T63">$ sudo mkdir /opt/odoo/odoo</text:span><text:span text:style-name="T64">1</text:span><text:span text:style-name="T68">4</text:span><text:span text:style-name="T63">/addons_ccu</text:span></text:p>
      <text:p text:style-name="Bloque_20_de_20_Código"><text:span text:style-name="T63">$ sudo mkdir /opt/odoo/odoo</text:span><text:span text:style-name="T64">1</text:span><text:span text:style-name="T68">4</text:span><text:span text:style-name="T63">/addons_store</text:span></text:p>
      <text:p text:style-name="Text_20_body">Then you must copy downloaded modules from the store or your own created modules to the directories (the modules must be in source code).</text:p>
      <text:p text:style-name="Bloque_20_de_20_Código"><text:span text:style-name="T63">$ sudo cp ./&lt;third part module&gt; /opt/odoo/odoo</text:span><text:span text:style-name="T64">1</text:span><text:span text:style-name="T68">4</text:span><text:span text:style-name="T63">/addons_store</text:span></text:p>
      <text:p text:style-name="Bloque_20_de_20_Código"><text:span text:style-name="T63">$ sudo cp ./&lt;my custom module&gt; /opt/odoo/odoo/</text:span><text:span text:style-name="T64">1</text:span><text:span text:style-name="T68">4</text:span><text:span text:style-name="T63">/addons_ccu</text:span></text:p>
      <text:p text:style-name="Text_20_body"><text:span text:style-name="T51">T</text:span><text:span text:style-name="T44">he odoo user must be the owner of the new module so execute </text:span><text:span text:style-name="T52">this </text:span><text:span text:style-name="T44">to change the owner </text:span><text:span text:style-name="T52">of all files and directories</text:span><text:span text:style-name="T44">.</text:span></text:p>
      <text:p text:style-name="Bloque_20_de_20_Código"><text:span text:style-name="T63">$ sudo chown -R odoo</text:span><text:span text:style-name="T64">1</text:span><text:span text:style-name="T68">4</text:span><text:span text:style-name="T63">:odoo</text:span><text:span text:style-name="T64">1</text:span><text:span text:style-name="T68">4</text:span><text:span text:style-name="T63"> /opt/odoo/odoo</text:span><text:span text:style-name="T64">1</text:span><text:span text:style-name="T68">4</text:span><text:span text:style-name="T63">/addons_store</text:span></text:p>
      <text:p text:style-name="Bloque_20_de_20_Código"><text:span text:style-name="T63">$ sudo chown -R odoo</text:span><text:span text:style-name="T64">1</text:span><text:span text:style-name="T68">4</text:span><text:span text:style-name="T63">:odoo</text:span><text:span text:style-name="T64">1</text:span><text:span text:style-name="T68">4</text:span><text:span text:style-name="T63"> /opt/odoo/odoo</text:span><text:span text:style-name="T64">1</text:span><text:span text:style-name="T68">4</text:span><text:span text:style-name="T63">/addons_ccu</text:span></text:p>
      <text:p text:style-name="Text_20_body">By default files have 600 permissions, so, if you want read access (644 permissions) to the source code execute:</text:p>
      <text:p text:style-name="Bloque_20_de_20_Código"><text:span text:style-name="T65">$ sudo find </text:span><text:span text:style-name="T66">/opt/odoo/</text:span><text:span text:style-name="T65">odoo</text:span><text:span text:style-name="T64">1</text:span><text:span text:style-name="T68">4</text:span><text:span text:style-name="T65">/</text:span><text:span text:style-name="T66">addons_store -</text:span><text:span text:style-name="T65">type f -perm 600 -exec chmod 644 {} \;</text:span></text:p>
      <text:p text:style-name="Bloque_20_de_20_Código"><text:span text:style-name="T65">$ sudo find </text:span><text:span text:style-name="T66">/opt/odoo/</text:span><text:span text:style-name="T65">odoo</text:span><text:span text:style-name="T64">1</text:span><text:span text:style-name="T68">4</text:span><text:span text:style-name="T65">/</text:span><text:span text:style-name="T66">addons_c</text:span><text:span text:style-name="T65">cu</text:span><text:span text:style-name="T66"> -</text:span><text:span text:style-name="T65">type f -perm 600 -exec chmod 644 {} \;</text:span></text:p>
      <text:p text:style-name="Text_20_body">Now we must tell odoo that there are new modules directories to include, <text:span text:style-name="T75">so open the configuration file</text:span>:</text:p>
      <text:p text:style-name="Bloque_20_de_20_Código"><text:span text:style-name="T13">$ </text:span><text:span text:style-name="T14">sudo nano /etc/odoo</text:span><text:span text:style-name="T15">1</text:span><text:span text:style-name="T16">4</text:span><text:span text:style-name="T14">.conf</text:span></text:p>
      <text:p text:style-name="Text_20_body"><text:span text:style-name="T75">And change the line that start with “addons_path”, so its include the new addons paths</text:span>.</text:p>
      <text:p text:style-name="Bloque_20_de_20_Código"><text:span text:style-name="T14">addons_path = /opt/odoo/</text:span><text:span text:style-name="T17">odoo</text:span><text:span text:style-name="T15">1</text:span><text:span text:style-name="T16">4</text:span><text:span text:style-name="T14">/addons;/opt/odoo/</text:span><text:span text:style-name="T17">odoo</text:span><text:span text:style-name="T15">1</text:span><text:span text:style-name="T16">4</text:span><text:span text:style-name="T14">/addons_</text:span><text:span text:style-name="T18">store;/opt/odoo/</text:span><text:span text:style-name="T17">odoo</text:span><text:span text:style-name="T15">1</text:span><text:span text:style-name="T16">4</text:span><text:span text:style-name="T18">/addons_ccu</text:span></text:p>
      <text:p text:style-name="Text_20_body">Now restart <text:span text:style-name="T75">the odoo service.</text:span></text:p>
      <text:p text:style-name="Bloque_20_de_20_Código"><text:span text:style-name="T63">$ </text:span><text:span text:style-name="T65">sudo systemctl st</text:span><text:span text:style-name="T67">op</text:span><text:span text:style-name="T65"> odoo</text:span><text:span text:style-name="T64">1</text:span><text:span text:style-name="T68">4</text:span><text:span text:style-name="T65">.service</text:span></text:p>
      <text:p text:style-name="Bloque_20_de_20_Código"><text:span text:style-name="T63">$ </text:span><text:span text:style-name="T65">sudo systemctl start odoo</text:span><text:span text:style-name="T64">1</text:span><text:span text:style-name="T68">4</text:span><text:span text:style-name="T65">.service</text:span></text:p>
      <text:p text:style-name="Text_20_body"><text:span text:style-name="T53">Finally you must e</text:span><text:span text:style-name="T54">nter </text:span><text:span text:style-name="T53">Odoo </text:span><text:span text:style-name="T54">with admin</text:span><text:span text:style-name="T53">, go to “</text:span><text:span text:style-name="T54">root &gt; Settings” and activate developer mode, and go to “root &gt; Apps”, and select “Update Apps List”. Now you can found the new modules in the apps and install the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aco" svg:font-family="Monaco, Consolas, 'Bitstream Vera Sans Mono', 'Courier New', Courier, monospac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egrita" style:font-family-generic="swiss" style:font-pitch="variable"/>
    <style:font-face style:name="Liberation Sans"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ans"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01cm" fo:margin-bottom="0.25cm" loext:contextual-spacing="false" fo:line-height="115%"/>
      <style:text-properties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master-page-name="">
      <style:paragraph-properties fo:margin-top="0.349cm" fo:margin-bottom="0.199cm" loext:contextual-spacing="false" style:page-number="auto"/>
      <style:text-properties style:font-name="Liberation Sans2" fo:font-family="'Liberation Sans'" style:font-style-name="Negrita"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top="0.349cm" fo:margin-bottom="0.199cm" loext:contextual-spacing="false" fo:line-height="100%" style:page-number="auto"/>
      <style:text-properties fo:font-size="18pt" fo:font-weight="bold" style:font-size-asian="115%" style:font-weight-asian="bold" style:font-size-complex="115%" style:font-weight-complex="bold"/>
    </style:style>
    <style:style style:name="Bloque_20_de_20_Código" style:display-name="Bloque de Código" style:family="paragraph" style:parent-style-name="Text_20_body" style:auto-update="true" style:master-page-name="">
      <loext:graphic-properties draw:fill="solid" draw:fill-color="#dddddd"/>
      <style:paragraph-properties fo:margin-top="0cm" fo:margin-bottom="0cm" loext:contextual-spacing="false" style:page-number="auto" fo:background-color="#dddddd"/>
      <style:text-properties fo:color="#000000" style:font-name="Liberation Mono1" fo:font-family="'Liberation Mono'" style:font-style-name="Normal" style:font-family-generic="modern" style:font-pitch="fixed" fo:font-size="10pt" fo:font-style="normal" fo:background-color="#dddddd" style:font-size-asian="10pt" style:font-style-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12T12:20:37.822212655</meta:creation-date>
    <dc:date>2021-08-12T16:20:15.827714497</dc:date>
    <meta:editing-duration>P1DT21H23M41S</meta:editing-duration>
    <meta:editing-cycles>52</meta:editing-cycles>
    <meta:generator>LibreOffice/6.4.7.2$Linux_X86_64 LibreOffice_project/40$Build-2</meta:generator>
    <meta:document-statistic meta:table-count="0" meta:image-count="0" meta:object-count="0" meta:page-count="9" meta:paragraph-count="221" meta:word-count="2254" meta:character-count="15290" meta:non-whitespace-character-count="13253"/>
  </office:meta>
</office:document-meta>
</file>